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ree Krushnadevaraya" svg:font-family="'Sree Krushnadevaraya'" style:font-pitch="variable"/>
    <style:font-face style:name="Verdana" svg:font-family="Verdana"/>
    <style:font-face style:name="apple-system" svg:font-family="apple-system, blinkmacsystemfont, 'segoe ui', roboto, oxygen-sans, ubuntu, cantarell, 'helvetica neue', helvetica, arial, sans-serif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3c8b9b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b78946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c03ed7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c38647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c55717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c63ced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c80fa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c85bc5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c8d885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cffdfc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d1d333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d3cf48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d81be6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d85dd0"/>
    </style:style>
    <style:style style:name="P17" style:family="paragraph" style:parent-style-name="Standard">
      <style:paragraph-properties fo:text-align="center" style:justify-single-word="false"/>
      <style:text-properties officeooo:paragraph-rsid="0019e0c2"/>
    </style:style>
    <style:style style:name="P18" style:family="paragraph" style:parent-style-name="Standard">
      <style:paragraph-properties fo:text-align="center" style:justify-single-word="false"/>
      <style:text-properties officeooo:paragraph-rsid="001d3632"/>
    </style:style>
    <style:style style:name="P19" style:family="paragraph" style:parent-style-name="Frame_20_contents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officeooo:paragraph-rsid="00b58df7"/>
    </style:style>
    <style:style style:name="P21" style:family="paragraph" style:parent-style-name="Standard">
      <style:paragraph-properties fo:text-align="center" style:justify-single-word="false"/>
      <style:text-properties officeooo:paragraph-rsid="00b78946"/>
    </style:style>
    <style:style style:name="P22" style:family="paragraph" style:parent-style-name="Standard">
      <style:paragraph-properties fo:text-align="center" style:justify-single-word="false"/>
      <style:text-properties officeooo:paragraph-rsid="00ba1556"/>
    </style:style>
    <style:style style:name="P23" style:family="paragraph" style:parent-style-name="Standard">
      <style:paragraph-properties fo:text-align="center" style:justify-single-word="false"/>
      <style:text-properties officeooo:paragraph-rsid="00c03ed7"/>
    </style:style>
    <style:style style:name="P24" style:family="paragraph" style:parent-style-name="Text_20_body">
      <style:paragraph-properties fo:text-align="center" style:justify-single-word="false"/>
      <style:text-properties officeooo:paragraph-rsid="00bf108f"/>
    </style:style>
    <style:style style:name="P25" style:family="paragraph" style:parent-style-name="Text_20_body">
      <style:text-properties officeooo:paragraph-rsid="00bf108f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Sree Krushnadevaraya" fo:font-size="16pt" fo:font-weight="bold" style:font-size-asian="16pt" style:font-weight-asian="bold" style:font-name-complex="Sree Krushnadevaraya" style:font-size-complex="16pt" style:font-weight-complex="bold"/>
    </style:style>
    <style:style style:name="P27" style:family="paragraph" style:parent-style-name="Frame_20_contents">
      <style:paragraph-properties fo:text-align="center" style:justify-single-word="false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d3cf48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dcd8d7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dfcd66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e0b13b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e0f2c2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e84b2f"/>
    </style:style>
    <style:style style:name="P34" style:family="paragraph">
      <loext:graphic-properties draw:fill-color="#000000"/>
      <style:paragraph-properties fo:text-align="center"/>
    </style:style>
    <style:style style:name="T1" style:family="text">
      <style:text-properties fo:font-variant="normal" fo:text-transform="none" fo:color="#3f3f46" loext:opacity="100%" fo:font-size="14pt" fo:letter-spacing="normal" style:font-size-asian="12.25pt" style:font-name-complex="apple-system" style:font-size-complex="12pt" style:font-style-complex="normal" style:font-weight-complex="bold" loext:padding="0cm" loext:border="none"/>
    </style:style>
    <style:style style:name="T2" style:family="text">
      <style:text-properties fo:font-variant="normal" fo:text-transform="none" fo:color="#000000" loext:opacity="100%" style:font-name="Sree Krushnadevaraya" fo:font-size="16pt" fo:letter-spacing="normal" fo:font-weight="bold" style:font-size-asian="16pt" style:font-weight-asian="bold" style:font-name-complex="Sree Krushnadevaraya" style:font-size-complex="16pt" style:font-style-complex="normal" style:font-weight-complex="bold" loext:padding="0cm" loext:border="none"/>
    </style:style>
    <style:style style:name="T3" style:family="text">
      <style:text-properties fo:font-variant="normal" fo:text-transform="none" fo:color="#000000" loext:opacity="100%" style:font-name="Sree Krushnadevaraya" fo:font-size="14pt" fo:letter-spacing="normal" fo:font-weight="bold" style:font-size-asian="14pt" style:font-weight-asian="bold" style:font-name-complex="Sree Krushnadevaraya" style:font-size-complex="14pt" style:font-style-complex="normal" style:font-weight-complex="bold" loext:padding="0cm" loext:border="none"/>
    </style:style>
    <style:style style:name="T4" style:family="text">
      <style:text-properties fo:font-variant="normal" fo:text-transform="none" fo:color="#000000" loext:opacity="100%" style:font-name="Sree Krushnadevaraya" fo:font-size="14pt" fo:letter-spacing="normal" fo:font-style="normal" fo:font-weight="normal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5" style:family="text">
      <style:text-properties fo:font-variant="normal" fo:text-transform="none" fo:color="#000000" loext:opacity="100%" style:font-name="Sree Krushnadevaraya" fo:font-size="14pt" fo:letter-spacing="normal" fo:font-style="normal" fo:font-weight="normal" style:font-size-asian="14pt" style:font-weight-asian="normal" style:font-name-complex="Sree Krushnadevaraya" style:font-size-complex="14pt" style:font-weight-complex="normal" loext:padding="0cm" loext:border="none"/>
    </style:style>
    <style:style style:name="T6" style:family="text">
      <style:text-properties fo:font-variant="normal" fo:text-transform="none" fo:color="#000000" loext:opacity="100%" style:font-name="Sree Krushnadevaraya" fo:font-size="14pt" fo:letter-spacing="normal" fo:font-weight="normal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7" style:family="text">
      <style:text-properties fo:font-variant="normal" fo:text-transform="none" fo:color="#000000" loext:opacity="100%" style:font-name="Sree Krushnadevaraya" fo:font-size="14pt" fo:letter-spacing="normal" fo:font-weight="normal" officeooo:rsid="0018de5f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8" style:family="text">
      <style:text-properties fo:font-variant="normal" fo:text-transform="none" fo:color="#000000" loext:opacity="100%" style:font-name="Sree Krushnadevaraya" fo:font-size="14pt" fo:letter-spacing="normal" fo:font-weight="normal" officeooo:rsid="0019e0c2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9" style:family="text">
      <style:text-properties fo:font-variant="normal" fo:text-transform="none" fo:color="#000000" loext:opacity="100%" style:font-name="Sree Krushnadevaraya" fo:font-size="14pt" fo:letter-spacing="normal" fo:font-weight="normal" officeooo:rsid="00233bad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10" style:family="text">
      <style:text-properties fo:font-variant="normal" fo:text-transform="none" fo:color="#000000" loext:opacity="100%" style:font-name="Sree Krushnadevaraya" fo:font-size="14pt" fo:letter-spacing="normal" fo:font-weight="normal" officeooo:rsid="001eef51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11" style:family="text">
      <style:text-properties fo:font-variant="normal" fo:text-transform="none" fo:color="#000000" loext:opacity="100%" style:font-name="Sree Krushnadevaraya" fo:font-size="14pt" fo:letter-spacing="normal" fo:font-weight="normal" officeooo:rsid="00239779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12" style:family="text">
      <style:text-properties fo:font-variant="normal" fo:text-transform="none" fo:color="#000000" loext:opacity="100%" style:font-name="Sree Krushnadevaraya" fo:font-size="14pt" fo:letter-spacing="normal" fo:font-weight="normal" officeooo:rsid="00202d83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13" style:family="text">
      <style:text-properties fo:font-variant="normal" fo:text-transform="none" fo:color="#000000" loext:opacity="100%" style:font-name="Sree Krushnadevaraya" fo:font-size="14pt" fo:letter-spacing="normal" fo:font-weight="normal" officeooo:rsid="00213115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14" style:family="text">
      <style:text-properties fo:font-variant="normal" fo:text-transform="none" fo:color="#000000" loext:opacity="100%" style:font-name="Sree Krushnadevaraya" fo:font-size="14pt" fo:letter-spacing="normal" fo:font-weight="normal" officeooo:rsid="00227614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15" style:family="text">
      <style:text-properties fo:font-variant="normal" fo:text-transform="none" fo:color="#000000" loext:opacity="100%" style:font-name="Sree Krushnadevaraya" fo:font-size="14pt" fo:letter-spacing="normal" fo:font-weight="normal" officeooo:rsid="00250077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16" style:family="text">
      <style:text-properties fo:font-variant="normal" fo:text-transform="none" fo:color="#000000" loext:opacity="100%" style:font-name="Sree Krushnadevaraya" fo:font-size="14pt" fo:letter-spacing="normal" fo:font-weight="normal" officeooo:rsid="002911ef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17" style:family="text">
      <style:text-properties fo:font-variant="normal" fo:text-transform="none" fo:color="#000000" loext:opacity="100%" style:font-name="Sree Krushnadevaraya" fo:font-size="14pt" fo:letter-spacing="normal" fo:font-weight="normal" officeooo:rsid="002a94ce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18" style:family="text">
      <style:text-properties fo:font-variant="normal" fo:text-transform="none" fo:color="#000000" loext:opacity="100%" style:font-name="Sree Krushnadevaraya" fo:font-size="14pt" fo:letter-spacing="normal" fo:font-weight="normal" officeooo:rsid="00298d89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19" style:family="text">
      <style:text-properties fo:font-variant="normal" fo:text-transform="none" fo:color="#000000" loext:opacity="100%" style:font-name="Sree Krushnadevaraya" fo:font-size="14pt" fo:letter-spacing="normal" fo:font-weight="normal" officeooo:rsid="0034fda4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20" style:family="text">
      <style:text-properties fo:font-variant="normal" fo:text-transform="none" fo:color="#000000" loext:opacity="100%" style:font-name="Sree Krushnadevaraya" fo:font-size="14pt" fo:letter-spacing="normal" fo:font-weight="normal" officeooo:rsid="003173af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21" style:family="text">
      <style:text-properties fo:font-variant="normal" fo:text-transform="none" fo:color="#000000" loext:opacity="100%" style:font-name="Sree Krushnadevaraya" fo:font-size="14pt" fo:letter-spacing="normal" fo:font-weight="normal" officeooo:rsid="003c8b9b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22" style:family="text">
      <style:text-properties fo:font-variant="normal" fo:text-transform="none" fo:color="#000000" loext:opacity="100%" style:font-name="Sree Krushnadevaraya" fo:font-size="14pt" fo:letter-spacing="normal" fo:font-weight="normal" officeooo:rsid="0036bd96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23" style:family="text">
      <style:text-properties fo:font-variant="normal" fo:text-transform="none" fo:color="#000000" loext:opacity="100%" style:font-name="Sree Krushnadevaraya" fo:font-size="14pt" fo:letter-spacing="normal" fo:font-weight="normal" officeooo:rsid="0036e345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24" style:family="text">
      <style:text-properties fo:font-variant="normal" fo:text-transform="none" fo:color="#000000" loext:opacity="100%" style:font-name="Sree Krushnadevaraya" fo:font-size="14pt" fo:letter-spacing="normal" fo:font-weight="normal" officeooo:rsid="0039db76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loext:opacity="100%" style:font-name="Sree Krushnadevaraya" fo:font-size="14pt" fo:letter-spacing="normal" fo:font-weight="normal" officeooo:rsid="00429e38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26" style:family="text">
      <style:text-properties fo:font-variant="normal" fo:text-transform="none" fo:color="#000000" loext:opacity="100%" style:font-name="Sree Krushnadevaraya" fo:font-size="14pt" fo:letter-spacing="normal" fo:font-weight="normal" officeooo:rsid="004262e0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27" style:family="text">
      <style:text-properties fo:font-variant="normal" fo:text-transform="none" fo:color="#000000" loext:opacity="100%" style:font-name="Sree Krushnadevaraya" fo:font-size="14pt" fo:letter-spacing="normal" fo:font-weight="normal" officeooo:rsid="0040ffdf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28" style:family="text">
      <style:text-properties fo:font-variant="normal" fo:text-transform="none" fo:color="#000000" loext:opacity="100%" style:font-name="Sree Krushnadevaraya" fo:font-size="14pt" fo:letter-spacing="normal" fo:font-weight="normal" officeooo:rsid="0092bd06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29" style:family="text">
      <style:text-properties fo:font-variant="normal" fo:text-transform="none" fo:color="#000000" loext:opacity="100%" style:font-name="Sree Krushnadevaraya" fo:font-size="14pt" fo:letter-spacing="normal" fo:font-weight="normal" officeooo:rsid="00944f55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30" style:family="text">
      <style:text-properties fo:font-variant="normal" fo:text-transform="none" fo:color="#000000" loext:opacity="100%" style:font-name="Sree Krushnadevaraya" fo:font-size="14pt" fo:letter-spacing="normal" fo:font-weight="normal" officeooo:rsid="0095bca0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31" style:family="text">
      <style:text-properties fo:font-variant="normal" fo:text-transform="none" fo:color="#000000" loext:opacity="100%" style:font-name="Sree Krushnadevaraya" fo:font-size="14pt" fo:letter-spacing="normal" fo:font-weight="normal" officeooo:rsid="0098af29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32" style:family="text">
      <style:text-properties fo:font-variant="normal" fo:text-transform="none" fo:color="#000000" loext:opacity="100%" style:font-name="Sree Krushnadevaraya" fo:font-size="14pt" fo:letter-spacing="normal" fo:font-weight="normal" officeooo:rsid="00993071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33" style:family="text">
      <style:text-properties fo:font-variant="normal" fo:text-transform="none" fo:color="#000000" loext:opacity="100%" style:font-name="Sree Krushnadevaraya" fo:font-size="14pt" fo:letter-spacing="normal" fo:font-weight="normal" officeooo:rsid="009ba023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34" style:family="text">
      <style:text-properties fo:font-variant="normal" fo:text-transform="none" fo:color="#000000" loext:opacity="100%" style:font-name="Sree Krushnadevaraya" fo:font-size="14pt" fo:letter-spacing="normal" fo:font-weight="normal" officeooo:rsid="009ca683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35" style:family="text">
      <style:text-properties fo:font-variant="normal" fo:text-transform="none" fo:color="#000000" loext:opacity="100%" style:font-name="Sree Krushnadevaraya" fo:font-size="14pt" fo:letter-spacing="normal" fo:font-weight="normal" officeooo:rsid="00ca7d89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36" style:family="text">
      <style:text-properties fo:font-variant="normal" fo:text-transform="none" fo:color="#000000" loext:opacity="100%" style:font-name="Sree Krushnadevaraya" fo:font-size="14pt" fo:letter-spacing="normal" fo:font-weight="normal" officeooo:rsid="00da29a9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37" style:family="text">
      <style:text-properties fo:font-variant="normal" fo:text-transform="none" fo:color="#000000" loext:opacity="100%" style:font-name="Sree Krushnadevaraya" fo:font-size="14pt" fo:letter-spacing="normal" fo:font-weight="normal" officeooo:rsid="00da4351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38" style:family="text">
      <style:text-properties fo:font-variant="normal" fo:text-transform="none" fo:color="#000000" loext:opacity="100%" style:font-name="Sree Krushnadevaraya" fo:font-size="14pt" fo:letter-spacing="normal" fo:font-weight="normal" officeooo:rsid="00dcd8d7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39" style:family="text">
      <style:text-properties fo:font-variant="normal" fo:text-transform="none" fo:color="#000000" loext:opacity="100%" style:font-name="Sree Krushnadevaraya" fo:font-size="12pt" fo:letter-spacing="normal" fo:font-weight="normal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40" style:family="text">
      <style:text-properties fo:font-variant="normal" fo:text-transform="none" fo:color="#000000" loext:opacity="100%" style:font-name="Sree Krushnadevaraya" fo:font-size="12pt" fo:letter-spacing="normal" fo:font-weight="normal" officeooo:rsid="00298d89" style:font-size-asian="12pt" style:font-weight-asian="normal" style:font-name-complex="Liberation Mono" style:font-size-complex="12pt" style:font-style-complex="normal" style:font-weight-complex="normal" loext:padding="0cm" loext:border="none"/>
    </style:style>
    <style:style style:name="T41" style:family="text">
      <style:text-properties fo:font-variant="normal" fo:text-transform="none" fo:color="#000000" loext:opacity="100%" style:font-name="Liberation Mono" fo:font-size="14pt" fo:letter-spacing="normal" fo:font-weight="normal" officeooo:rsid="0019e0c2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42" style:family="text">
      <style:text-properties fo:font-variant="normal" fo:text-transform="none" fo:color="#000000" loext:opacity="100%" style:font-name="Liberation Mono" fo:font-size="14pt" fo:letter-spacing="normal" fo:font-weight="normal" officeooo:rsid="002911ef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43" style:family="text">
      <style:text-properties fo:font-variant="normal" fo:text-transform="none" fo:color="#000000" loext:opacity="100%" style:font-name="Liberation Mono" fo:font-size="14pt" fo:letter-spacing="normal" fo:font-weight="normal" officeooo:rsid="003173af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44" style:family="text">
      <style:text-properties fo:font-variant="normal" fo:text-transform="none" fo:color="#000000" loext:opacity="100%" style:font-name="Liberation Mono" fo:font-size="14pt" fo:letter-spacing="normal" fo:font-weight="normal" officeooo:rsid="0095bca0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45" style:family="text">
      <style:text-properties fo:font-variant="normal" fo:text-transform="none" fo:color="#000000" loext:opacity="100%" style:font-name="Liberation Mono" fo:font-size="12pt" fo:letter-spacing="normal" fo:font-weight="normal" officeooo:rsid="0018de5f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46" style:family="text">
      <style:text-properties fo:font-variant="normal" fo:text-transform="none" fo:color="#000000" loext:opacity="100%" style:font-name="Liberation Mono" fo:font-size="12pt" fo:letter-spacing="normal" fo:font-weight="normal" officeooo:rsid="0019e0c2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47" style:family="text">
      <style:text-properties fo:font-variant="normal" fo:text-transform="none" fo:color="#000000" loext:opacity="100%" style:font-name="Liberation Mono" fo:font-size="12pt" fo:letter-spacing="normal" fo:font-weight="normal" officeooo:rsid="001b4a60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48" style:family="text">
      <style:text-properties fo:font-variant="normal" fo:text-transform="none" fo:color="#000000" loext:opacity="100%" style:font-name="Liberation Mono" fo:font-size="12pt" fo:letter-spacing="normal" fo:font-weight="normal" officeooo:rsid="001d3632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49" style:family="text">
      <style:text-properties fo:font-variant="normal" fo:text-transform="none" fo:color="#000000" loext:opacity="100%" style:font-name="Liberation Mono" fo:font-size="12pt" fo:letter-spacing="normal" fo:font-weight="normal" officeooo:rsid="001eef51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50" style:family="text">
      <style:text-properties fo:font-variant="normal" fo:text-transform="none" fo:color="#000000" loext:opacity="100%" style:font-name="Liberation Mono" fo:font-size="12pt" fo:letter-spacing="normal" fo:font-weight="normal" officeooo:rsid="00202d83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51" style:family="text">
      <style:text-properties fo:font-variant="normal" fo:text-transform="none" fo:color="#000000" loext:opacity="100%" style:font-name="Liberation Mono" fo:font-size="12pt" fo:letter-spacing="normal" fo:font-weight="normal" officeooo:rsid="00213115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52" style:family="text">
      <style:text-properties fo:font-variant="normal" fo:text-transform="none" fo:color="#000000" loext:opacity="100%" style:font-name="Liberation Mono" fo:font-size="12pt" fo:letter-spacing="normal" fo:font-weight="normal" officeooo:rsid="00227614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53" style:family="text">
      <style:text-properties fo:font-variant="normal" fo:text-transform="none" fo:color="#000000" loext:opacity="100%" style:font-name="Liberation Mono" fo:font-size="12pt" fo:letter-spacing="normal" fo:font-weight="normal" officeooo:rsid="00233bad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54" style:family="text">
      <style:text-properties fo:font-variant="normal" fo:text-transform="none" fo:color="#000000" loext:opacity="100%" style:font-name="Liberation Mono" fo:font-size="12pt" fo:letter-spacing="normal" fo:font-weight="normal" officeooo:rsid="00239779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55" style:family="text">
      <style:text-properties fo:font-variant="normal" fo:text-transform="none" fo:color="#000000" loext:opacity="100%" style:font-name="Liberation Mono" fo:font-size="12pt" fo:letter-spacing="normal" fo:font-weight="normal" officeooo:rsid="002911ef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56" style:family="text">
      <style:text-properties fo:font-variant="normal" fo:text-transform="none" fo:color="#000000" loext:opacity="100%" style:font-name="Liberation Mono" fo:font-size="12pt" fo:letter-spacing="normal" fo:font-weight="normal" officeooo:rsid="002a94ce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57" style:family="text">
      <style:text-properties fo:font-variant="normal" fo:text-transform="none" fo:color="#000000" loext:opacity="100%" style:font-name="Liberation Mono" fo:font-size="12pt" fo:letter-spacing="normal" fo:font-weight="normal" officeooo:rsid="0040ffdf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58" style:family="text">
      <style:text-properties fo:font-variant="normal" fo:text-transform="none" fo:color="#000000" loext:opacity="100%" style:font-name="Liberation Mono" fo:font-size="12pt" fo:letter-spacing="normal" fo:font-weight="normal" officeooo:rsid="004262e0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59" style:family="text">
      <style:text-properties fo:font-variant="normal" fo:text-transform="none" fo:color="#000000" loext:opacity="100%" style:font-name="Liberation Mono" fo:font-size="12pt" fo:letter-spacing="normal" fo:font-weight="normal" officeooo:rsid="00429e38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60" style:family="text">
      <style:text-properties fo:font-variant="normal" fo:text-transform="none" fo:color="#000000" loext:opacity="100%" style:font-name="Liberation Mono" fo:font-size="12pt" fo:letter-spacing="normal" fo:font-weight="normal" officeooo:rsid="0046d5a9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61" style:family="text">
      <style:text-properties fo:font-variant="normal" fo:text-transform="none" fo:color="#000000" loext:opacity="100%" style:font-name="Liberation Mono" fo:font-size="12pt" fo:letter-spacing="normal" fo:font-weight="normal" officeooo:rsid="0047c274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62" style:family="text">
      <style:text-properties fo:font-variant="normal" fo:text-transform="none" fo:color="#000000" loext:opacity="100%" style:font-name="Liberation Mono" fo:font-size="12pt" fo:letter-spacing="normal" fo:font-weight="normal" officeooo:rsid="004e516b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63" style:family="text">
      <style:text-properties fo:font-variant="normal" fo:text-transform="none" fo:color="#000000" loext:opacity="100%" style:font-name="Liberation Mono" fo:font-size="12pt" fo:letter-spacing="normal" fo:font-weight="normal" officeooo:rsid="004e96af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64" style:family="text">
      <style:text-properties fo:font-variant="normal" fo:text-transform="none" fo:color="#000000" loext:opacity="100%" style:font-name="Liberation Mono" fo:font-size="12pt" fo:letter-spacing="normal" fo:font-weight="normal" officeooo:rsid="00626acf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65" style:family="text">
      <style:text-properties fo:font-variant="normal" fo:text-transform="none" fo:color="#000000" loext:opacity="100%" style:font-name="Liberation Mono" fo:font-size="12pt" fo:letter-spacing="normal" fo:font-weight="normal" officeooo:rsid="0063ab21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66" style:family="text">
      <style:text-properties fo:font-variant="normal" fo:text-transform="none" fo:color="#000000" loext:opacity="100%" style:font-name="Liberation Mono" fo:font-size="12pt" fo:letter-spacing="normal" fo:font-weight="normal" officeooo:rsid="007d139f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67" style:family="text">
      <style:text-properties fo:font-variant="normal" fo:text-transform="none" fo:color="#000000" loext:opacity="100%" style:font-name="Liberation Mono" fo:font-size="12pt" fo:letter-spacing="normal" fo:font-weight="normal" officeooo:rsid="007dc94d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68" style:family="text">
      <style:text-properties fo:font-variant="normal" fo:text-transform="none" fo:color="#000000" loext:opacity="100%" style:font-name="Liberation Mono" fo:font-size="12pt" fo:letter-spacing="normal" fo:font-weight="normal" officeooo:rsid="007ef9af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69" style:family="text">
      <style:text-properties fo:font-variant="normal" fo:text-transform="none" fo:color="#000000" loext:opacity="100%" style:font-name="Liberation Mono" fo:font-size="12pt" fo:letter-spacing="normal" fo:font-weight="normal" officeooo:rsid="00889329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70" style:family="text">
      <style:text-properties fo:font-variant="normal" fo:text-transform="none" fo:color="#000000" loext:opacity="100%" style:font-name="Liberation Mono" fo:font-size="12pt" fo:letter-spacing="normal" fo:font-weight="normal" officeooo:rsid="0088f9a0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71" style:family="text">
      <style:text-properties fo:font-variant="normal" fo:text-transform="none" fo:color="#000000" loext:opacity="100%" style:font-name="Liberation Mono" fo:font-size="12pt" fo:letter-spacing="normal" fo:font-weight="normal" officeooo:rsid="008cb1a4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72" style:family="text">
      <style:text-properties fo:font-variant="normal" fo:text-transform="none" fo:color="#000000" loext:opacity="100%" style:font-name="Liberation Mono" fo:font-size="12pt" fo:letter-spacing="normal" fo:font-weight="normal" officeooo:rsid="008e7f69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73" style:family="text">
      <style:text-properties fo:font-variant="normal" fo:text-transform="none" fo:color="#000000" loext:opacity="100%" style:font-name="Liberation Mono" fo:font-size="12pt" fo:letter-spacing="normal" fo:font-weight="normal" officeooo:rsid="008e7f8d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74" style:family="text">
      <style:text-properties fo:font-variant="normal" fo:text-transform="none" fo:color="#000000" loext:opacity="100%" style:font-name="Liberation Mono" fo:font-size="12pt" fo:letter-spacing="normal" fo:font-weight="normal" officeooo:rsid="0083bb5b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75" style:family="text">
      <style:text-properties fo:font-variant="normal" fo:text-transform="none" fo:color="#000000" loext:opacity="100%" style:font-name="Liberation Mono" fo:font-size="12pt" fo:letter-spacing="normal" fo:font-weight="normal" officeooo:rsid="00ca7d89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76" style:family="text">
      <style:text-properties fo:font-variant="normal" fo:text-transform="none" fo:color="#000000" loext:opacity="100%" style:font-name="Liberation Mono" fo:font-size="12pt" fo:letter-spacing="normal" fo:font-weight="normal" officeooo:rsid="00e0f2c2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77" style:family="text">
      <style:text-properties fo:font-variant="normal" fo:text-transform="none" fo:color="#000000" loext:opacity="100%" style:font-name="Liberation Mono" fo:font-size="12pt" fo:letter-spacing="normal" fo:font-weight="normal" officeooo:rsid="00e194a4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78" style:family="text">
      <style:text-properties fo:font-variant="normal" fo:text-transform="none" fo:color="#000000" loext:opacity="100%" style:font-name="Liberation Mono" fo:font-size="12pt" fo:letter-spacing="normal" fo:font-weight="normal" officeooo:rsid="00e2da99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79" style:family="text">
      <style:text-properties fo:font-variant="normal" fo:text-transform="none" fo:color="#000000" loext:opacity="100%" style:font-name="Liberation Mono" fo:font-size="12pt" fo:letter-spacing="normal" fo:font-weight="normal" officeooo:rsid="00e3c052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80" style:family="text">
      <style:text-properties fo:font-variant="normal" fo:text-transform="none" fo:color="#000000" loext:opacity="100%" style:font-name="Liberation Mono" fo:font-size="12pt" fo:letter-spacing="normal" fo:font-weight="normal" officeooo:rsid="00e4eace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81" style:family="text">
      <style:text-properties fo:font-variant="normal" fo:text-transform="none" fo:color="#000000" loext:opacity="100%" style:font-name="Liberation Mono" fo:font-size="12pt" fo:letter-spacing="normal" fo:font-weight="normal" officeooo:rsid="00e58152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82" style:family="text">
      <style:text-properties fo:font-variant="normal" fo:text-transform="none" fo:color="#000000" loext:opacity="100%" style:font-name="Liberation Mono" fo:font-size="12pt" fo:letter-spacing="normal" fo:font-weight="normal" officeooo:rsid="00250077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83" style:family="text">
      <style:text-properties fo:font-variant="normal" fo:text-transform="none" fo:color="#000000" loext:opacity="100%" style:font-name="Liberation Mono" fo:font-size="12pt" fo:letter-spacing="normal" fo:font-weight="normal" officeooo:rsid="002911ef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84" style:family="text">
      <style:text-properties fo:font-variant="normal" fo:text-transform="none" fo:color="#000000" loext:opacity="100%" style:font-name="Liberation Mono" fo:font-size="12pt" fo:letter-spacing="normal" fo:font-weight="normal" officeooo:rsid="00298d89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85" style:family="text">
      <style:text-properties fo:font-variant="normal" fo:text-transform="none" fo:color="#000000" loext:opacity="100%" style:font-name="Liberation Mono" fo:font-size="12pt" fo:letter-spacing="normal" fo:font-weight="normal" officeooo:rsid="002a94ce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86" style:family="text">
      <style:text-properties fo:font-variant="normal" fo:text-transform="none" fo:color="#000000" loext:opacity="100%" style:font-name="Liberation Mono" fo:font-size="12pt" fo:letter-spacing="normal" fo:font-weight="normal" officeooo:rsid="003173af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87" style:family="text">
      <style:text-properties fo:font-variant="normal" fo:text-transform="none" fo:color="#000000" loext:opacity="100%" style:font-name="Liberation Mono" fo:font-size="12pt" fo:letter-spacing="normal" fo:font-weight="normal" officeooo:rsid="0034fda4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88" style:family="text">
      <style:text-properties fo:font-variant="normal" fo:text-transform="none" fo:color="#000000" loext:opacity="100%" style:font-name="Liberation Mono" fo:font-size="12pt" fo:letter-spacing="normal" fo:font-weight="normal" officeooo:rsid="0036bd96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89" style:family="text">
      <style:text-properties fo:font-variant="normal" fo:text-transform="none" fo:color="#000000" loext:opacity="100%" style:font-name="Liberation Mono" fo:font-size="12pt" fo:letter-spacing="normal" fo:font-weight="normal" officeooo:rsid="0036e345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90" style:family="text">
      <style:text-properties fo:font-variant="normal" fo:text-transform="none" fo:color="#000000" loext:opacity="100%" style:font-name="Liberation Mono" fo:font-size="12pt" fo:letter-spacing="normal" fo:font-weight="normal" officeooo:rsid="0037eda1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91" style:family="text">
      <style:text-properties fo:font-variant="normal" fo:text-transform="none" fo:color="#000000" loext:opacity="100%" style:font-name="Liberation Mono" fo:font-size="12pt" fo:letter-spacing="normal" fo:font-weight="normal" officeooo:rsid="0039db76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92" style:family="text">
      <style:text-properties fo:font-variant="normal" fo:text-transform="none" fo:color="#000000" loext:opacity="100%" style:font-name="Liberation Mono" fo:font-size="12pt" fo:letter-spacing="normal" fo:font-weight="normal" officeooo:rsid="003ac45b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93" style:family="text">
      <style:text-properties fo:font-variant="normal" fo:text-transform="none" fo:color="#000000" loext:opacity="100%" style:font-name="Liberation Mono" fo:font-size="12pt" fo:letter-spacing="normal" fo:font-weight="normal" officeooo:rsid="003fab19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94" style:family="text">
      <style:text-properties fo:font-variant="normal" fo:text-transform="none" fo:color="#000000" loext:opacity="100%" style:font-name="Liberation Mono" fo:font-size="12pt" fo:letter-spacing="normal" fo:font-weight="normal" officeooo:rsid="006b172c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95" style:family="text">
      <style:text-properties fo:font-variant="normal" fo:text-transform="none" fo:color="#000000" loext:opacity="100%" style:font-name="Liberation Mono" fo:font-size="12pt" fo:letter-spacing="normal" fo:font-weight="normal" officeooo:rsid="006e7766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96" style:family="text">
      <style:text-properties fo:font-variant="normal" fo:text-transform="none" fo:color="#000000" loext:opacity="100%" style:font-name="Liberation Mono" fo:font-size="12pt" fo:letter-spacing="normal" fo:font-weight="normal" officeooo:rsid="00705e60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97" style:family="text">
      <style:text-properties fo:font-variant="normal" fo:text-transform="none" fo:color="#000000" loext:opacity="100%" style:font-name="Liberation Mono" fo:font-size="12pt" fo:letter-spacing="normal" fo:font-weight="normal" officeooo:rsid="0079d59e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98" style:family="text">
      <style:text-properties fo:font-variant="normal" fo:text-transform="none" fo:color="#000000" loext:opacity="100%" style:font-name="Liberation Mono" fo:font-size="12pt" fo:letter-spacing="normal" fo:font-weight="normal" officeooo:rsid="007b764d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99" style:family="text">
      <style:text-properties fo:font-variant="normal" fo:text-transform="none" fo:color="#000000" loext:opacity="100%" style:font-name="Liberation Mono" fo:font-size="12pt" fo:letter-spacing="normal" fo:font-weight="normal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00" style:family="text">
      <style:text-properties fo:font-variant="normal" fo:text-transform="none" fo:color="#000000" loext:opacity="100%" style:font-name="Liberation Mono" fo:font-size="12pt" fo:letter-spacing="normal" fo:font-weight="normal" officeooo:rsid="0092bd06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01" style:family="text">
      <style:text-properties fo:font-variant="normal" fo:text-transform="none" fo:color="#000000" loext:opacity="100%" style:font-name="Liberation Mono" fo:font-size="12pt" fo:letter-spacing="normal" fo:font-weight="normal" officeooo:rsid="00944f55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02" style:family="text">
      <style:text-properties fo:font-variant="normal" fo:text-transform="none" fo:color="#000000" loext:opacity="100%" style:font-name="Liberation Mono" fo:font-size="12pt" fo:letter-spacing="normal" fo:font-weight="normal" officeooo:rsid="0095bca0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03" style:family="text">
      <style:text-properties fo:font-variant="normal" fo:text-transform="none" fo:color="#000000" loext:opacity="100%" style:font-name="Liberation Mono" fo:font-size="12pt" fo:letter-spacing="normal" fo:font-weight="normal" officeooo:rsid="0098af29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04" style:family="text">
      <style:text-properties fo:font-variant="normal" fo:text-transform="none" fo:color="#000000" loext:opacity="100%" style:font-name="Liberation Mono" fo:font-size="12pt" fo:letter-spacing="normal" fo:font-weight="normal" officeooo:rsid="00993071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05" style:family="text">
      <style:text-properties fo:font-variant="normal" fo:text-transform="none" fo:color="#000000" loext:opacity="100%" style:font-name="Liberation Mono" fo:font-size="12pt" fo:letter-spacing="normal" fo:font-weight="normal" officeooo:rsid="009ba023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06" style:family="text">
      <style:text-properties fo:font-variant="normal" fo:text-transform="none" fo:color="#000000" loext:opacity="100%" style:font-name="Liberation Mono" fo:font-size="12pt" fo:letter-spacing="normal" fo:font-weight="normal" officeooo:rsid="009ca683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07" style:family="text">
      <style:text-properties fo:font-variant="normal" fo:text-transform="none" fo:color="#000000" loext:opacity="100%" style:font-name="Liberation Mono" fo:font-size="12pt" fo:letter-spacing="normal" fo:font-weight="normal" officeooo:rsid="00a07004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08" style:family="text">
      <style:text-properties fo:font-variant="normal" fo:text-transform="none" fo:color="#000000" loext:opacity="100%" style:font-name="Liberation Mono" fo:font-size="12pt" fo:letter-spacing="normal" fo:font-weight="normal" officeooo:rsid="00a1525a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09" style:family="text">
      <style:text-properties fo:font-variant="normal" fo:text-transform="none" fo:color="#000000" loext:opacity="100%" style:font-name="Liberation Mono" fo:font-size="12pt" fo:letter-spacing="normal" fo:font-weight="normal" officeooo:rsid="00a25150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10" style:family="text">
      <style:text-properties fo:font-variant="normal" fo:text-transform="none" fo:color="#000000" loext:opacity="100%" style:font-name="Liberation Mono" fo:font-size="12pt" fo:letter-spacing="normal" fo:font-weight="normal" officeooo:rsid="00d4467a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11" style:family="text">
      <style:text-properties fo:font-variant="normal" fo:text-transform="none" fo:color="#000000" loext:opacity="100%" style:font-name="Liberation Mono" fo:font-size="12pt" fo:letter-spacing="normal" fo:font-weight="normal" officeooo:rsid="00d48d1e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12" style:family="text">
      <style:text-properties fo:font-variant="normal" fo:text-transform="none" fo:color="#000000" loext:opacity="100%" style:font-name="Liberation Mono" fo:font-size="12pt" fo:letter-spacing="normal" fo:font-weight="normal" officeooo:rsid="00d6221b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13" style:family="text">
      <style:text-properties fo:font-variant="normal" fo:text-transform="none" fo:color="#000000" loext:opacity="100%" style:font-name="Liberation Mono" fo:font-size="12pt" fo:letter-spacing="normal" fo:font-weight="bold" officeooo:rsid="0018de5f" style:font-size-asian="12pt" style:font-weight-asian="bold" style:font-name-complex="Sree Krushnadevaraya" style:font-size-complex="12pt" style:font-style-complex="normal" style:font-weight-complex="bold" loext:padding="0cm" loext:border="none"/>
    </style:style>
    <style:style style:name="T114" style:family="text">
      <style:text-properties fo:font-variant="normal" fo:text-transform="none" fo:color="#000000" loext:opacity="100%" style:font-name="Liberation Mono" fo:font-size="12pt" fo:letter-spacing="normal" fo:font-weight="bold" officeooo:rsid="00233bad" style:font-size-asian="12pt" style:font-weight-asian="bold" style:font-name-complex="Sree Krushnadevaraya" style:font-size-complex="12pt" style:font-style-complex="normal" style:font-weight-complex="bold" loext:padding="0cm" loext:border="none"/>
    </style:style>
    <style:style style:name="T115" style:family="text">
      <style:text-properties fo:font-variant="normal" fo:text-transform="none" fo:color="#000000" loext:opacity="100%" style:font-name="Liberation Mono" fo:font-size="12pt" fo:letter-spacing="normal" fo:font-weight="bold" officeooo:rsid="001b4a60" style:font-size-asian="12pt" style:font-weight-asian="bold" style:font-name-complex="Sree Krushnadevaraya" style:font-size-complex="12pt" style:font-style-complex="normal" style:font-weight-complex="bold" loext:padding="0cm" loext:border="none"/>
    </style:style>
    <style:style style:name="T116" style:family="text">
      <style:text-properties fo:font-variant="normal" fo:text-transform="none" fo:color="#000000" loext:opacity="100%" style:font-name="Liberation Mono" fo:font-size="12pt" fo:letter-spacing="normal" fo:font-weight="bold" officeooo:rsid="0040ffdf" style:font-size-asian="12pt" style:font-weight-asian="bold" style:font-name-complex="Sree Krushnadevaraya" style:font-size-complex="12pt" style:font-style-complex="normal" style:font-weight-complex="bold" loext:padding="0cm" loext:border="none"/>
    </style:style>
    <style:style style:name="T117" style:family="text">
      <style:text-properties fo:font-variant="normal" fo:text-transform="none" fo:color="#000000" loext:opacity="100%" style:font-name="Liberation Mono" fo:font-size="12pt" fo:letter-spacing="normal" fo:font-weight="bold" officeooo:rsid="0044a679" style:font-size-asian="12pt" style:font-weight-asian="bold" style:font-name-complex="Sree Krushnadevaraya" style:font-size-complex="12pt" style:font-style-complex="normal" style:font-weight-complex="bold" loext:padding="0cm" loext:border="none"/>
    </style:style>
    <style:style style:name="T118" style:family="text">
      <style:text-properties fo:font-variant="normal" fo:text-transform="none" fo:color="#000000" loext:opacity="100%" style:font-name="Liberation Mono" fo:font-size="12pt" fo:letter-spacing="normal" fo:font-weight="bold" officeooo:rsid="0046d5a9" style:font-size-asian="12pt" style:font-weight-asian="bold" style:font-name-complex="Sree Krushnadevaraya" style:font-size-complex="12pt" style:font-style-complex="normal" style:font-weight-complex="bold" loext:padding="0cm" loext:border="none"/>
    </style:style>
    <style:style style:name="T119" style:family="text">
      <style:text-properties fo:font-variant="normal" fo:text-transform="none" fo:color="#000000" loext:opacity="100%" style:font-name="Liberation Mono" fo:font-size="12pt" fo:letter-spacing="normal" fo:font-weight="bold" officeooo:rsid="0034fda4" style:font-size-asian="10.5pt" style:font-weight-asian="bold" style:font-name-complex="Sree Krushnadevaraya" style:font-size-complex="12pt" style:font-style-complex="normal" style:font-weight-complex="bold" loext:padding="0cm" loext:border="none"/>
    </style:style>
    <style:style style:name="T120" style:family="text">
      <style:text-properties fo:font-variant="normal" fo:text-transform="none" fo:color="#000000" loext:opacity="100%" style:font-name="Liberation Mono" fo:font-size="12pt" fo:letter-spacing="normal" fo:font-weight="bold" officeooo:rsid="00250077" style:font-size-asian="10.5pt" style:font-weight-asian="bold" style:font-name-complex="Sree Krushnadevaraya" style:font-size-complex="12pt" style:font-style-complex="normal" style:font-weight-complex="bold" loext:padding="0cm" loext:border="none"/>
    </style:style>
    <style:style style:name="T121" style:family="text">
      <style:text-properties fo:font-variant="normal" fo:text-transform="none" fo:color="#000000" loext:opacity="100%" style:font-name="Liberation Mono" fo:font-size="12pt" fo:letter-spacing="normal" fo:font-weight="bold" officeooo:rsid="003ac45b" style:font-size-asian="10.5pt" style:font-weight-asian="bold" style:font-name-complex="Sree Krushnadevaraya" style:font-size-complex="12pt" style:font-style-complex="normal" style:font-weight-complex="bold" loext:padding="0cm" loext:border="none"/>
    </style:style>
    <style:style style:name="T122" style:family="text">
      <style:text-properties fo:font-variant="normal" fo:text-transform="none" fo:color="#000000" loext:opacity="100%" style:font-name="Liberation Mono" fo:font-size="12pt" fo:letter-spacing="normal" fo:font-weight="bold" officeooo:rsid="0039db76" style:font-size-asian="10.5pt" style:font-weight-asian="bold" style:font-name-complex="Sree Krushnadevaraya" style:font-size-complex="12pt" style:font-style-complex="normal" style:font-weight-complex="bold" loext:padding="0cm" loext:border="none"/>
    </style:style>
    <style:style style:name="T123" style:family="text">
      <style:text-properties fo:font-variant="normal" fo:text-transform="none" fo:color="#000000" loext:opacity="100%" style:font-name="Liberation Mono" fo:font-size="12pt" fo:letter-spacing="normal" fo:font-weight="bold" officeooo:rsid="0092bd06" style:font-size-asian="10.5pt" style:font-weight-asian="bold" style:font-name-complex="Sree Krushnadevaraya" style:font-size-complex="12pt" style:font-style-complex="normal" style:font-weight-complex="bold" loext:padding="0cm" loext:border="none"/>
    </style:style>
    <style:style style:name="T124" style:family="text">
      <style:text-properties fo:font-variant="normal" fo:text-transform="none" fo:color="#000000" loext:opacity="100%" style:font-name="Liberation Mono" fo:font-size="12pt" fo:letter-spacing="normal" style:text-underline-style="none" fo:font-weight="normal" officeooo:rsid="00239779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125" style:family="text">
      <style:text-properties fo:font-variant="normal" fo:text-transform="none" fo:color="#000000" loext:opacity="100%" style:font-name="Liberation Mono" fo:font-size="12pt" fo:letter-spacing="normal" style:text-underline-style="none" fo:font-weight="normal" officeooo:rsid="004afecb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126" style:family="text">
      <style:text-properties fo:font-variant="normal" fo:text-transform="none" fo:color="#000000" loext:opacity="100%" style:font-name="Liberation Mono" fo:font-size="12pt" fo:letter-spacing="normal" style:text-underline-style="none" fo:font-weight="normal" officeooo:rsid="004de94c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127" style:family="text">
      <style:text-properties fo:font-variant="normal" fo:text-transform="none" fo:color="#000000" loext:opacity="100%" style:font-name="Liberation Mono" fo:font-size="12pt" fo:letter-spacing="normal" fo:font-style="normal" fo:font-weight="bold" officeooo:rsid="00250077" style:font-size-asian="10.5pt" style:font-weight-asian="bold" style:font-name-complex="Sree Krushnadevaraya" style:font-size-complex="12pt" style:font-style-complex="normal" style:font-weight-complex="bold" loext:padding="0cm" loext:border="none"/>
    </style:style>
    <style:style style:name="T128" style:family="text">
      <style:text-properties fo:font-variant="normal" fo:text-transform="none" fo:color="#000000" loext:opacity="100%" style:font-name="Liberation Mono" fo:font-size="12pt" fo:letter-spacing="normal" fo:font-style="normal" fo:font-weight="bold" officeooo:rsid="002bd88a" style:font-size-asian="10.5pt" style:font-weight-asian="bold" style:font-name-complex="Sree Krushnadevaraya" style:font-size-complex="12pt" style:font-style-complex="normal" style:font-weight-complex="bold" loext:padding="0cm" loext:border="none"/>
    </style:style>
    <style:style style:name="T129" style:family="text">
      <style:text-properties fo:font-variant="normal" fo:text-transform="none" fo:color="#000000" loext:opacity="100%" style:font-name="Liberation Mono" fo:font-size="12pt" fo:letter-spacing="normal" fo:font-style="normal" fo:font-weight="bold" officeooo:rsid="0092bd06" style:font-size-asian="10.5pt" style:font-weight-asian="bold" style:font-name-complex="Sree Krushnadevaraya" style:font-size-complex="12pt" style:font-style-complex="normal" style:font-weight-complex="bold" loext:padding="0cm" loext:border="none"/>
    </style:style>
    <style:style style:name="T130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2bd88a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31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573b4e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32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5aa224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33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58c504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34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67d475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35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2fb9f0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36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5dabed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37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60005b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38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613319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39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2bf931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40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65c2a1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41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2dcbcf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42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d99596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43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cc3382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44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9ed5f6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145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ce42e8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146" style:family="text">
      <style:text-properties fo:font-variant="normal" fo:text-transform="none" fo:color="#000000" loext:opacity="100%" style:font-name="Liberation Mono" fo:font-size="12pt" fo:letter-spacing="normal" fo:font-weight="normal" officeooo:rsid="00da29a9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47" style:family="text">
      <style:text-properties fo:font-variant="normal" fo:text-transform="none" fo:color="#000000" loext:opacity="100%" style:font-name="Liberation Mono" fo:font-size="12pt" fo:letter-spacing="normal" fo:font-weight="normal" officeooo:rsid="00da4351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48" style:family="text">
      <style:text-properties fo:font-variant="normal" fo:text-transform="none" fo:color="#000000" loext:opacity="100%" style:font-name="Liberation Mono" fo:font-size="12pt" fo:letter-spacing="normal" fo:font-weight="normal" officeooo:rsid="00dcd8d7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49" style:family="text">
      <style:text-properties fo:font-variant="normal" fo:text-transform="none" fo:color="#000000" loext:opacity="100%" style:font-name="Liberation Mono" fo:font-size="12pt" fo:letter-spacing="normal" fo:font-weight="bold" officeooo:rsid="00da29a9" style:font-size-asian="10.5pt" style:font-weight-asian="bold" style:font-name-complex="Sree Krushnadevaraya" style:font-size-complex="12pt" style:font-style-complex="normal" style:font-weight-complex="bold" loext:padding="0cm" loext:border="none"/>
    </style:style>
    <style:style style:name="T150" style:family="text">
      <style:text-properties fo:font-variant="normal" fo:text-transform="none" fo:color="#000000" loext:opacity="100%" style:font-name="Liberation Mono" fo:font-size="14pt" fo:letter-spacing="normal" fo:font-weight="normal" officeooo:rsid="00da29a9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151" style:family="text">
      <style:text-properties fo:font-variant="normal" fo:text-transform="none" fo:color="#000000" loext:opacity="100%" style:font-name="Sree Krushnadevaraya" fo:font-size="14pt" fo:letter-spacing="normal" fo:font-weight="normal" officeooo:rsid="00dcd8d7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152" style:family="text">
      <style:text-properties fo:font-variant="normal" fo:text-transform="none" fo:color="#323232" loext:opacity="100%" style:font-name="Verdana" fo:font-size="9pt" fo:letter-spacing="normal" fo:font-style="normal" fo:font-weight="normal" officeooo:rsid="00cc3382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53" style:family="text">
      <style:text-properties fo:color="#000000" loext:opacity="100%" style:font-name="Sree Krushnadevaraya" fo:font-size="16pt" fo:font-weight="bold" style:font-size-asian="16pt" style:font-weight-asian="bold" style:font-name-complex="Sree Krushnadevaraya" style:font-size-complex="16pt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top" style:vertical-rel="paragraph-content" style:horizontal-pos="center" style:horizontal-rel="paragraph"/>
    </style:style>
    <style:style style:name="fr4" style:family="graphic" style:parent-style-name="Frame">
      <style:graphic-properties style:vertical-pos="from-top" style:vertical-rel="page" style:horizontal-pos="from-left" style:horizontal-rel="page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Frame1" text:anchor-type="page" text:anchor-page-number="2" svg:x="0.66cm" svg:y="0.831cm" svg:width="19.74cm" svg:height="27.774cm" draw:z-index="0">
        <draw:text-box>
          <text:p text:style-name="P20"><text:span text:style-name="Strong_20_Emphasis"><text:span text:style-name="T6"/></text:span></text:p>
          <text:p text:style-name="P23"><text:span text:style-name="Strong_20_Emphasis"><text:span text:style-name="T6"><text:s/>* మాతః సమస్త జగతాం మధుకైటభారే</text:span></text:span><text:span text:style-name="Strong_20_Emphasis"><text:span text:style-name="T4">:</text:span></text:span></text:p>
          <text:p text:style-name="P5"><text:span text:style-name="Strong_20_Emphasis"><text:span text:style-name="T6">వక్షో విహారిణి మనోహర దివ్యమూర్తే</text:span></text:span></text:p>
          <text:p text:style-name="P5"><text:span text:style-name="Strong_20_Emphasis"><text:span text:style-name="T6">శ్రీస్వామిని శ్రితజనప్రియ దానశీలే</text:span></text:span></text:p>
          <text:p text:style-name="P5"><text:span text:style-name="Strong_20_Emphasis"><text:span text:style-name="T6">శ్రీ వేంకటేశ దయితే తవ సుప్రభాతమ్‌ ॥ </text:span></text:span><text:span text:style-name="Strong_20_Emphasis"><text:span text:style-name="T5">3 </text:span></text:span><text:span text:style-name="Strong_20_Emphasis"><text:span text:style-name="T6">॥</text:span></text:span></text:p>
          <text:p text:style-name="P5"><text:span text:style-name="Strong_20_Emphasis"><text:span text:style-name="T120"/></text:span></text:p>
          <text:p text:style-name="P5"><text:span text:style-name="Strong_20_Emphasis"><text:span text:style-name="T120"/></text:span></text:p>
          <text:p text:style-name="P5"><text:span text:style-name="Strong_20_Emphasis"><text:span text:style-name="T120"/></text:span></text:p>
          <text:p text:style-name="P5"><text:span text:style-name="Strong_20_Emphasis"><text:span text:style-name="T120">[</text:span></text:span><text:span text:style-name="Strong_20_Emphasis"><text:span text:style-name="T15">మాతః - </text:span></text:span><text:span text:style-name="Strong_20_Emphasis"><text:span text:style-name="T82">Mother, </text:span></text:span><text:span text:style-name="Strong_20_Emphasis"><text:span text:style-name="T15">సమస్త <text:s/>- </text:span></text:span><text:span text:style-name="Strong_20_Emphasis"><text:span text:style-name="T82">all, </text:span></text:span><text:span text:style-name="Strong_20_Emphasis"><text:span text:style-name="T15">జగతాం - </text:span></text:span><text:span text:style-name="Strong_20_Emphasis"><text:span text:style-name="T82">Universe, </text:span></text:span><text:span text:style-name="Strong_20_Emphasis"><text:span text:style-name="T15">మధు - </text:span></text:span><text:span text:style-name="Strong_20_Emphasis"><text:span text:style-name="T83">demon Madhu, </text:span></text:span></text:p>
          <text:p text:style-name="P5"><text:span text:style-name="Strong_20_Emphasis"><text:span text:style-name="T16">కైటభ - </text:span></text:span><text:span text:style-name="Strong_20_Emphasis"><text:span text:style-name="T83">demon Kaitabha, </text:span></text:span><text:span text:style-name="Strong_20_Emphasis"><text:span text:style-name="T42">అరి</text:span></text:span><text:span text:style-name="Strong_20_Emphasis"><text:span text:style-name="T83"> - enemy, </text:span></text:span><text:span text:style-name="Strong_20_Emphasis"><text:span text:style-name="T16">వక్ష - </text:span></text:span><text:span text:style-name="Strong_20_Emphasis"><text:span text:style-name="T83">breast (or) chest, </text:span></text:span></text:p>
          <text:p text:style-name="P5"><text:span text:style-name="Strong_20_Emphasis"><text:span text:style-name="T16">విహారిణి - </text:span></text:span><text:span text:style-name="Strong_20_Emphasis"><text:span text:style-name="T56">who plays</text:span></text:span><text:span text:style-name="Strong_20_Emphasis"><text:span text:style-name="T83"> (or) a place of recreation, </text:span></text:span></text:p>
          <text:p text:style-name="P5"><text:span text:style-name="Strong_20_Emphasis"><text:span text:style-name="T16">మనోహర - </text:span></text:span><text:span text:style-name="Strong_20_Emphasis"><text:span text:style-name="T83">heart stealing, </text:span></text:span><text:span text:style-name="Strong_20_Emphasis"><text:span text:style-name="T16">దివ్య - </text:span></text:span><text:span text:style-name="Strong_20_Emphasis"><text:span text:style-name="T83"><text:s/>divine, </text:span></text:span></text:p>
          <text:p text:style-name="P5"><text:span text:style-name="Strong_20_Emphasis"><text:span text:style-name="T16">మూర్తి - </text:span></text:span><text:span text:style-name="Strong_20_Emphasis"><text:span text:style-name="T83">embodiment (or) personification, </text:span></text:span><text:span text:style-name="Strong_20_Emphasis"><text:span text:style-name="T16">శ్రీ - </text:span></text:span><text:span text:style-name="Strong_20_Emphasis"><text:span text:style-name="T84">auspicious, </text:span></text:span></text:p>
          <text:p text:style-name="P5"><text:span text:style-name="Strong_20_Emphasis"><text:span text:style-name="T18">స్వామిని - </text:span></text:span><text:span text:style-name="Strong_20_Emphasis"><text:span text:style-name="T64">divine mistress</text:span></text:span><text:span text:style-name="Strong_20_Emphasis"><text:span text:style-name="T84">, </text:span></text:span><text:span text:style-name="Strong_20_Emphasis"><text:span text:style-name="T18">శ్రిత </text:span></text:span><text:span text:style-name="Strong_20_Emphasis"><text:span text:style-name="T40">–</text:span></text:span><text:span text:style-name="Strong_20_Emphasis"><text:span text:style-name="T18"> </text:span></text:span><text:span text:style-name="Strong_20_Emphasis"><text:span text:style-name="T65">gone to (or) approached (or) worshipped</text:span></text:span><text:span text:style-name="Strong_20_Emphasis"><text:span text:style-name="T84">, </text:span></text:span></text:p>
          <text:p text:style-name="P5"><text:span text:style-name="Strong_20_Emphasis"><text:span text:style-name="T18">జనప్రియ - </text:span></text:span><text:span text:style-name="Strong_20_Emphasis"><text:span text:style-name="T84">dear to men, </text:span></text:span><text:span text:style-name="Strong_20_Emphasis"><text:span text:style-name="T18">దానశీలే - </text:span></text:span><text:span text:style-name="Strong_20_Emphasis"><text:span text:style-name="T85">liberally disposed (or) generous in donation, </text:span></text:span></text:p>
          <text:p text:style-name="P5"><text:span text:style-name="Strong_20_Emphasis"><text:span text:style-name="T17">శ్రీ - </text:span></text:span><text:span text:style-name="Strong_20_Emphasis"><text:span text:style-name="T85">auspicious, </text:span></text:span><text:span text:style-name="Strong_20_Emphasis"><text:span text:style-name="T17">వేంకటేశ <text:s/>- </text:span></text:span><text:span text:style-name="Strong_20_Emphasis"><text:span text:style-name="T85">Venkateshwara Swamy, </text:span></text:span></text:p>
          <text:p text:style-name="P5"><text:span text:style-name="Strong_20_Emphasis"><text:span text:style-name="T17">దయితే - </text:span></text:span><text:span text:style-name="Strong_20_Emphasis"><text:span text:style-name="T85">beloved (or) dear, </text:span></text:span><text:span text:style-name="Strong_20_Emphasis"><text:span text:style-name="T17">తవ <text:s/>- </text:span></text:span><text:span text:style-name="Strong_20_Emphasis"><text:span text:style-name="T86">yours, </text:span></text:span><text:span text:style-name="Strong_20_Emphasis"><text:span text:style-name="T20">సుప్రభాతమ్‌ - </text:span></text:span><text:span text:style-name="Strong_20_Emphasis"><text:span text:style-name="T87">auspicious</text:span></text:span><text:span text:style-name="Strong_20_Emphasis"><text:span text:style-name="T86"> dawn (or) morning prayer</text:span></text:span><text:span text:style-name="Strong_20_Emphasis"><text:span text:style-name="T120">]</text:span></text:span></text:p>
          <text:p text:style-name="P5"><text:span text:style-name="Strong_20_Emphasis"><text:span text:style-name="T82"/></text:span></text:p>
          <text:p text:style-name="P5"><text:span text:style-name="Strong_20_Emphasis"><text:span text:style-name="T120"/></text:span></text:p>
          <text:p text:style-name="P5"><text:span text:style-name="Strong_20_Emphasis"><text:span text:style-name="T120"/></text:span></text:p>
          <text:p text:style-name="P5"><text:span text:style-name="Strong_20_Emphasis"><text:span text:style-name="T127"/></text:span></text:p>
          <text:p text:style-name="P16"><text:span text:style-name="Strong_20_Emphasis"><text:span text:style-name="T127">“</text:span></text:span><text:span text:style-name="Strong_20_Emphasis"><text:span text:style-name="T128">(Salutations to Shri Maha Lakshmi)</text:span></text:span><text:span text:style-name="Strong_20_Emphasis"><text:span text:style-name="T130"> O Mother of all </text:span></text:span><text:span text:style-name="Strong_20_Emphasis"><text:span text:style-name="T131">worlds</text:span></text:span><text:span text:style-name="Strong_20_Emphasis"><text:span text:style-name="T130">, who </text:span></text:span><text:span text:style-name="Strong_20_Emphasis"><text:span text:style-name="T132">is sporting</text:span></text:span><text:span text:style-name="Strong_20_Emphasis"><text:span text:style-name="T130"> </text:span></text:span><text:span text:style-name="Strong_20_Emphasis"><text:span text:style-name="T132">i</text:span></text:span><text:span text:style-name="Strong_20_Emphasis"><text:span text:style-name="T130">n </text:span></text:span><text:span text:style-name="Strong_20_Emphasis"><text:span text:style-name="T133">Hayagreeva swamy’s</text:span></text:span><text:span text:style-name="Strong_20_Emphasis"><text:span text:style-name="T130"> </text:span></text:span><text:span text:style-name="Strong_20_Emphasis"><text:span text:style-name="T133">chest </text:span></text:span><text:span text:style-name="Strong_20_Emphasis"><text:span text:style-name="T132">region </text:span></text:span><text:span text:style-name="Strong_20_Emphasis"><text:span text:style-name="T135">with a </text:span></text:span><text:span text:style-name="Strong_20_Emphasis"><text:span text:style-name="T130">beautiful &amp; divine form</text:span></text:span><text:span text:style-name="Strong_20_Emphasis"><text:span text:style-name="T132"> (</text:span></text:span><text:span text:style-name="Strong_20_Emphasis"><text:span text:style-name="T133">Lord Vishnu in the incarnation of Hayagreeva swamy slain the demons Madhu &amp; Kaitabha, </text:span></text:span><text:span text:style-name="Strong_20_Emphasis"><text:span text:style-name="T134">retrieving the stolen Vedas</text:span></text:span><text:span text:style-name="Strong_20_Emphasis"><text:span text:style-name="T132">)</text:span></text:span><text:span text:style-name="Strong_20_Emphasis"><text:span text:style-name="T130">. </text:span></text:span><text:span text:style-name="Strong_20_Emphasis"><text:span text:style-name="T136">O divine mistress,</text:span></text:span><text:span text:style-name="Strong_20_Emphasis"><text:span text:style-name="T130"> who </text:span></text:span><text:span text:style-name="Strong_20_Emphasis"><text:span text:style-name="T142">happily</text:span></text:span><text:span text:style-name="Strong_20_Emphasis"><text:span text:style-name="T130"> g</text:span></text:span><text:span text:style-name="Strong_20_Emphasis"><text:span text:style-name="T137">rants desired boons</text:span></text:span><text:span text:style-name="Strong_20_Emphasis"><text:span text:style-name="T130"> and extremely dear to </text:span></text:span><text:span text:style-name="Strong_20_Emphasis"><text:span text:style-name="T138">those who seek refuge</text:span></text:span><text:span text:style-name="Strong_20_Emphasis"><text:span text:style-name="T130">. </text:span></text:span><text:span text:style-name="Strong_20_Emphasis"><text:span text:style-name="T139">Such is your glory, </text:span></text:span><text:span text:style-name="Strong_20_Emphasis"><text:span text:style-name="T140">May this be an</text:span></text:span><text:span text:style-name="Strong_20_Emphasis"><text:span text:style-name="T139"> auspicious dawn </text:span></text:span><text:span text:style-name="Strong_20_Emphasis"><text:span text:style-name="T140">to you</text:span></text:span><text:span text:style-name="Strong_20_Emphasis"><text:span text:style-name="T139">, O beloved </text:span></text:span><text:span text:style-name="Strong_20_Emphasis"><text:span text:style-name="T141">one to</text:span></text:span><text:span text:style-name="Strong_20_Emphasis"><text:span text:style-name="T139"> Lord Venkateshwara</text:span></text:span><text:span text:style-name="Strong_20_Emphasis"><text:span text:style-name="T127">”</text:span></text:span></text:p>
        </draw:text-box>
      </draw:frame>
      <text:p text:style-name="P26"><draw:frame draw:style-name="fr2" draw:name="Frame2" text:anchor-type="paragraph" svg:x="-1.161cm" svg:y="-0.903cm" svg:width="19.35cm" svg:height="27.287cm" draw:z-index="1"><draw:text-box><text:p text:style-name="P21"><text:span text:style-name="Strong_20_Emphasis"><text:span text:style-name="T114"/></text:span></text:p><text:p text:style-name="P21"><text:span text:style-name="T153">* </text:span><text:span text:style-name="Strong_20_Emphasis"><text:span text:style-name="T2">శ్రీ వేంకటేశ్వర సుప్రభాతం *</text:span></text:span></text:p><text:p text:style-name="P21"><text:span text:style-name="Strong_20_Emphasis"><text:span text:style-name="T6"/></text:span></text:p><text:p text:style-name="P21"><text:span text:style-name="Strong_20_Emphasis"><text:span text:style-name="T6">* కౌసల్యా సుప్రజా రామ పూర్వా సంధ్యా ప్రవర్తతే</text:span></text:span></text:p><text:p text:style-name="P21"><text:span text:style-name="Strong_20_Emphasis"><text:span text:style-name="T6">ఉత్తిష్ఠ నరశార్దూల కర్తవ్యం దైవమాహ్నికమ్‌ ॥ </text:span></text:span><text:span text:style-name="Strong_20_Emphasis"><text:span text:style-name="T4">1 </text:span></text:span><text:span text:style-name="Strong_20_Emphasis"><text:span text:style-name="T6">॥</text:span></text:span></text:p><text:p text:style-name="P22"><text:span text:style-name="Strong_20_Emphasis"><text:span text:style-name="T113">[</text:span></text:span><text:span text:style-name="Strong_20_Emphasis"><text:span text:style-name="T7">కౌసల్యా - </text:span></text:span><text:span text:style-name="Strong_20_Emphasis"><text:span text:style-name="T45">Kousalya(Mother of Shri Rama), </text:span></text:span><text:span text:style-name="Strong_20_Emphasis"><text:span text:style-name="T7">సు - </text:span></text:span><text:span text:style-name="Strong_20_Emphasis"><text:span text:style-name="T45">excellent (or) beautiful, </text:span></text:span></text:p><text:p text:style-name="P22"><text:span text:style-name="Strong_20_Emphasis"><text:span text:style-name="T7">ప్రజా - </text:span></text:span><text:span text:style-name="Strong_20_Emphasis"><text:span text:style-name="T45">offspring (or) child, </text:span></text:span><text:span text:style-name="Strong_20_Emphasis"><text:span text:style-name="T7">రామ <text:s/>- </text:span></text:span><text:span text:style-name="Strong_20_Emphasis"><text:span text:style-name="T45">Lord Shri Rama, </text:span></text:span></text:p><text:p text:style-name="P21"><text:span text:style-name="Strong_20_Emphasis"><text:span text:style-name="T7">పూర్వా - </text:span></text:span><text:span text:style-name="Strong_20_Emphasis"><text:span text:style-name="T45">East, </text:span></text:span><text:span text:style-name="Strong_20_Emphasis"><text:span text:style-name="T7">సంధ్యా - </text:span></text:span><text:span text:style-name="Strong_20_Emphasis"><text:span text:style-name="T45">dawn (or) juncture of day &amp; night, </text:span></text:span></text:p><text:p text:style-name="P21"><text:span text:style-name="Strong_20_Emphasis"><text:span text:style-name="T7">ప్రవర్తతే - </text:span></text:span><text:span text:style-name="Strong_20_Emphasis"><text:span text:style-name="T45">advancing </text:span></text:span><text:span text:style-name="Strong_20_Emphasis"><text:span text:style-name="T46">(or) starting, </text:span></text:span><text:span text:style-name="Strong_20_Emphasis"><text:span text:style-name="T8">ఉత్తిష్ఠ - </text:span></text:span><text:span text:style-name="Strong_20_Emphasis"><text:span text:style-name="T46">wake-up, </text:span></text:span><text:span text:style-name="Strong_20_Emphasis"><text:span text:style-name="T8">నర - </text:span></text:span><text:span text:style-name="Strong_20_Emphasis"><text:span text:style-name="T46">man, </text:span></text:span></text:p><text:p text:style-name="P22"><text:span text:style-name="Strong_20_Emphasis"><text:span text:style-name="T8">శార్దూల - </text:span></text:span><text:span text:style-name="Strong_20_Emphasis"><text:span text:style-name="T46">tiger (or) eminent (or) excellent, </text:span></text:span><text:span text:style-name="Strong_20_Emphasis"><text:span text:style-name="T8">కర్తవ్యం - </text:span></text:span><text:span text:style-name="Strong_20_Emphasis"><text:span text:style-name="T46">duty, </text:span></text:span><text:span text:style-name="Strong_20_Emphasis"><text:span text:style-name="T8">దైవ - </text:span></text:span><text:span text:style-name="Strong_20_Emphasis"><text:span text:style-name="T46">divine, </text:span></text:span></text:p><text:p text:style-name="P22"><text:span text:style-name="Strong_20_Emphasis"><text:span text:style-name="T41">ఆహ్నిక</text:span></text:span><text:span text:style-name="Strong_20_Emphasis"><text:span text:style-name="T8">మ్‌ - </text:span></text:span><text:span text:style-name="Strong_20_Emphasis"><text:span text:style-name="T46">rituals</text:span></text:span><text:span text:style-name="Strong_20_Emphasis"><text:span text:style-name="T113">]</text:span></text:span></text:p><text:p text:style-name="P21"><text:span text:style-name="Strong_20_Emphasis"><text:span text:style-name="T113"/></text:span></text:p><text:p text:style-name="P21"><text:span text:style-name="Strong_20_Emphasis"><text:span text:style-name="T113">“</text:span></text:span><text:span text:style-name="Strong_20_Emphasis"><text:span text:style-name="T115">(Salutations to Shri Govinda)</text:span></text:span><text:span text:style-name="Strong_20_Emphasis"><text:span text:style-name="T47"> O Shri Rama, the most excellent son of Kousalya, in the east dawn is fast approaching in the beautiful juncture of day &amp; night. </text:span></text:span><text:span text:style-name="Strong_20_Emphasis"><text:span text:style-name="T54">P</text:span></text:span><text:span text:style-name="Strong_20_Emphasis"><text:span text:style-name="T47">lease wake-up, O excellent one among the men, </text:span></text:span><text:span text:style-name="Strong_20_Emphasis"><text:span text:style-name="T48">please wake-up, </text:span></text:span><text:span text:style-name="Strong_20_Emphasis"><text:span text:style-name="T124">divine </text:span></text:span><text:span text:style-name="Strong_20_Emphasis"><text:span text:style-name="T125">nitya karmas</text:span></text:span><text:span text:style-name="Strong_20_Emphasis"><text:span text:style-name="T126">(</text:span></text:span><text:span text:style-name="Strong_20_Emphasis"><text:span text:style-name="T124">duties</text:span></text:span><text:span text:style-name="Strong_20_Emphasis"><text:span text:style-name="T126">), </text:span></text:span><text:span text:style-name="Strong_20_Emphasis"><text:span text:style-name="T125">in this context, </text:span></text:span><text:span text:style-name="Strong_20_Emphasis"><text:span text:style-name="T124">as the leader of universe awaits</text:span></text:span><text:span text:style-name="Strong_20_Emphasis"><text:span text:style-name="T113">”</text:span></text:span></text:p><text:p text:style-name="P21"><text:span text:style-name="Strong_20_Emphasis"><text:span text:style-name="T113"/></text:span></text:p><text:p text:style-name="P21"><draw:line text:anchor-type="paragraph" draw:z-index="2" draw:name="Line 1" draw:style-name="gr1" draw:text-style-name="P34" svg:x1="-0.152cm" svg:y1="0.513cm" svg:x2="19.196cm" svg:y2="0.487cm"><text:p/></draw:line><text:span text:style-name="Strong_20_Emphasis"><text:span text:style-name="T6"><text:line-break/></text:span></text:span></text:p><text:p text:style-name="P21"><text:span text:style-name="Strong_20_Emphasis"><text:span text:style-name="T6">* ఉత్తిష్ఠోత్తిష్ఠ గోవింద ఉత్తిష్ఠ గరుడధ్వజ</text:span></text:span></text:p><text:p text:style-name="P21"><text:span text:style-name="Strong_20_Emphasis"><text:span text:style-name="T6">ఉత్తిష్ఠ కమలాకాన్త త్రైలోక్యం మంగళం కురు ॥ </text:span></text:span><text:span text:style-name="Strong_20_Emphasis"><text:span text:style-name="T4">2 </text:span></text:span><text:span text:style-name="Strong_20_Emphasis"><text:span text:style-name="T6">॥</text:span></text:span></text:p><text:p text:style-name="P21"><text:span text:style-name="Strong_20_Emphasis"><text:span text:style-name="T114">[</text:span></text:span><text:span text:style-name="Strong_20_Emphasis"><text:span text:style-name="T9">ఉత్తిష్ఠోత్తిష్ఠ - </text:span></text:span><text:span text:style-name="Strong_20_Emphasis"><text:span text:style-name="T48">“</text:span></text:span><text:span text:style-name="Strong_20_Emphasis"><text:span text:style-name="T49">wake-up” “wake-up”, </text:span></text:span><text:span text:style-name="Strong_20_Emphasis"><text:span text:style-name="T10">గోవింద <text:s/>- </text:span></text:span><text:span text:style-name="Strong_20_Emphasis"><text:span text:style-name="T11"><text:s/></text:span></text:span><text:span text:style-name="Strong_20_Emphasis"><text:span text:style-name="T49">the </text:span></text:span><text:span text:style-name="Strong_20_Emphasis"><text:span text:style-name="T62">one who gives pleasure to the</text:span></text:span><text:span text:style-name="Strong_20_Emphasis"><text:span text:style-name="T49"> senses </text:span></text:span><text:span text:style-name="Strong_20_Emphasis"><text:span text:style-name="T63">&amp; earth</text:span></text:span><text:span text:style-name="Strong_20_Emphasis"><text:span text:style-name="T49"> (or) protecter of cows </text:span></text:span><text:span text:style-name="Strong_20_Emphasis"><text:span text:style-name="T55">(or) protector of earth as Adi Varaha swamy,</text:span></text:span><text:span text:style-name="Strong_20_Emphasis"><text:span text:style-name="T49"> </text:span></text:span><text:span text:style-name="Strong_20_Emphasis"><text:span text:style-name="T8">ఉత్తిష్ఠ - </text:span></text:span><text:span text:style-name="Strong_20_Emphasis"><text:span text:style-name="T49">wake-up, </text:span></text:span><text:span text:style-name="Strong_20_Emphasis"><text:span text:style-name="T10">గరుడ - </text:span></text:span><text:span text:style-name="Strong_20_Emphasis"><text:span text:style-name="T50">vehicle of Shri Maha Vishnu in the form of an Eagle, </text:span></text:span></text:p><text:p text:style-name="P21"><text:span text:style-name="Strong_20_Emphasis"><text:span text:style-name="T12">ధ్వజ - </text:span></text:span><text:span text:style-name="Strong_20_Emphasis"><text:span text:style-name="T51">flag (or) banner, </text:span></text:span><text:span text:style-name="Strong_20_Emphasis"><text:span text:style-name="T8">ఉత్తిష్ఠ - </text:span></text:span><text:span text:style-name="Strong_20_Emphasis"><text:span text:style-name="T51">wake-up, </text:span></text:span><text:span text:style-name="Strong_20_Emphasis"><text:span text:style-name="T13">కమల - </text:span></text:span><text:span text:style-name="Strong_20_Emphasis"><text:span text:style-name="T52">Devi Lakshmi, </text:span></text:span></text:p><text:p text:style-name="P21"><text:span text:style-name="Strong_20_Emphasis"><text:span text:style-name="T14">కాన్త - </text:span></text:span><text:span text:style-name="Strong_20_Emphasis"><text:span text:style-name="T52">desired (or) dear (or) beloved, </text:span></text:span><text:span text:style-name="Strong_20_Emphasis"><text:span text:style-name="T14">త్రైలోక్యం - </text:span></text:span><text:span text:style-name="Strong_20_Emphasis"><text:span text:style-name="T52">Three worlds, </text:span></text:span></text:p><text:p text:style-name="P21"><text:span text:style-name="Strong_20_Emphasis"><text:span text:style-name="T14">మంగళం - </text:span></text:span><text:span text:style-name="Strong_20_Emphasis"><text:span text:style-name="T52">auspicious (or) bliss (or) welfare, </text:span></text:span></text:p><text:p text:style-name="P21"><text:span text:style-name="Strong_20_Emphasis"><text:span text:style-name="T14">కురు - </text:span></text:span><text:span text:style-name="Strong_20_Emphasis"><text:span text:style-name="T53">to </text:span></text:span><text:span text:style-name="Strong_20_Emphasis"><text:span text:style-name="T52">do </text:span></text:span><text:span text:style-name="Strong_20_Emphasis"><text:span text:style-name="T53">(or) perform</text:span></text:span><text:span text:style-name="Strong_20_Emphasis"><text:span text:style-name="T114">]</text:span></text:span></text:p><text:p text:style-name="P21"><text:span text:style-name="Strong_20_Emphasis"><text:span text:style-name="T53"/></text:span></text:p><text:p text:style-name="P4"><text:span text:style-name="Strong_20_Emphasis"><text:span text:style-name="T53"/></text:span></text:p><text:p text:style-name="P4"><text:span text:style-name="Strong_20_Emphasis"><text:span text:style-name="T114">“(Salutations to Shri Govinda)</text:span></text:span><text:span text:style-name="Strong_20_Emphasis"><text:span text:style-name="T53"> </text:span></text:span><text:span text:style-name="Strong_20_Emphasis"><text:span text:style-name="T54">Wake-up, Oh! Govinda, wake-up, Oh! The one with Garuda in his flag. Please wake up, Oh! beloved of Kamala and fill the three world with the auspicious bliss of your presence.</text:span></text:span><text:span text:style-name="Strong_20_Emphasis"><text:span text:style-name="T114">”</text:span></text:span></text:p></draw:text-box></draw:frame></text:p>
      <text:p text:style-name="P1"><text:soft-page-break/><text:span text:style-name="Strong_20_Emphasis"><text:span text:style-name="T2"/></text:span></text:p>
      <text:p text:style-name="P1"><draw:frame draw:style-name="fr3" draw:name="Frame3" text:anchor-type="paragraph" svg:width="18.805cm" svg:height="27.122cm" draw:z-index="3"><draw:text-box><text:p text:style-name="P19"/><text:p text:style-name="P19"/><text:p text:style-name="P6"><text:span text:style-name="Strong_20_Emphasis"><text:span text:style-name="T6"/></text:span></text:p><text:p text:style-name="P6"><text:span text:style-name="Strong_20_Emphasis"><text:span text:style-name="T6">* తవ సుప్రభాత మరవిందలోచనే</text:span></text:span></text:p><text:p text:style-name="P6"><text:span text:style-name="Strong_20_Emphasis"><text:span text:style-name="T6">భవతు ప్రసన్న ముఖచంద్రమండలే</text:span></text:span></text:p><text:p text:style-name="P6"><text:span text:style-name="Strong_20_Emphasis"><text:span text:style-name="T6">విధిశంకరేన్ద్ర వనితాభిరర్చితే</text:span></text:span></text:p><text:p text:style-name="P6"><text:span text:style-name="Strong_20_Emphasis"><text:span text:style-name="T6">వృషశైలనాద థయితే దయానిధే</text:span></text:span><text:span text:style-name="Strong_20_Emphasis"><text:span text:style-name="T5">. </text:span></text:span><text:span text:style-name="Strong_20_Emphasis"><text:span text:style-name="T6">॥ </text:span></text:span><text:span text:style-name="Strong_20_Emphasis"><text:span text:style-name="T5">4 </text:span></text:span><text:span text:style-name="Strong_20_Emphasis"><text:span text:style-name="T6">॥</text:span></text:span></text:p><text:p text:style-name="P6"><text:span text:style-name="Strong_20_Emphasis"><text:span text:style-name="T119"/></text:span></text:p><text:p text:style-name="P6"><text:span text:style-name="Strong_20_Emphasis"><text:span text:style-name="T119"/></text:span></text:p><text:p text:style-name="P6"><text:span text:style-name="Strong_20_Emphasis"><text:span text:style-name="T119">[</text:span></text:span><text:span text:style-name="Strong_20_Emphasis"><text:span text:style-name="T19">తవ - </text:span></text:span><text:span text:style-name="Strong_20_Emphasis"><text:span text:style-name="T86">yours, </text:span></text:span><text:span text:style-name="Strong_20_Emphasis"><text:span text:style-name="T20">సుప్రభాతమ్‌ - </text:span></text:span><text:span text:style-name="Strong_20_Emphasis"><text:span text:style-name="T87">auspicious</text:span></text:span><text:span text:style-name="Strong_20_Emphasis"><text:span text:style-name="T86"> dawn (or) morning prayer, </text:span></text:span></text:p><text:p text:style-name="P6"><text:span text:style-name="Strong_20_Emphasis"><text:span text:style-name="T43">అరవింద </text:span></text:span><text:span text:style-name="Strong_20_Emphasis"><text:span text:style-name="T86">- </text:span></text:span><text:span text:style-name="Strong_20_Emphasis"><text:span text:style-name="T87">lotus, </text:span></text:span><text:span text:style-name="Strong_20_Emphasis"><text:span text:style-name="T19">లోచన - </text:span></text:span><text:span text:style-name="Strong_20_Emphasis"><text:span text:style-name="T87">eye, </text:span></text:span><text:span text:style-name="Strong_20_Emphasis"><text:span text:style-name="T19">భవతు - </text:span></text:span><text:span text:style-name="Strong_20_Emphasis"><text:span text:style-name="T87">to be (or) to exist, </text:span></text:span></text:p><text:p text:style-name="P6"><text:span text:style-name="Strong_20_Emphasis"><text:span text:style-name="T19">ప్రసన్న </text:span></text:span><text:span text:style-name="Strong_20_Emphasis"><text:span text:style-name="T21">-</text:span></text:span><text:span text:style-name="Strong_20_Emphasis"><text:span text:style-name="T19"> <text:s/></text:span></text:span><text:span text:style-name="Strong_20_Emphasis"><text:span text:style-name="T88">pleasant, </text:span></text:span><text:span text:style-name="Strong_20_Emphasis"><text:span text:style-name="T22">ముఖ - </text:span></text:span><text:span text:style-name="Strong_20_Emphasis"><text:span text:style-name="T88">face, </text:span></text:span><text:span text:style-name="Strong_20_Emphasis"><text:span text:style-name="T22">చంద్ర - </text:span></text:span><text:span text:style-name="Strong_20_Emphasis"><text:span text:style-name="T88">moon, </text:span></text:span><text:span text:style-name="Strong_20_Emphasis"><text:span text:style-name="T22">మండలే - </text:span></text:span><text:span text:style-name="Strong_20_Emphasis"><text:span text:style-name="T88">halo, </text:span></text:span></text:p><text:p text:style-name="P6"><text:span text:style-name="Strong_20_Emphasis"><text:span text:style-name="T22">విధి - </text:span></text:span><text:span text:style-name="Strong_20_Emphasis"><text:span text:style-name="T89">Lord Bramha, </text:span></text:span><text:span text:style-name="Strong_20_Emphasis"><text:span text:style-name="T23">శంకర - </text:span></text:span><text:span text:style-name="Strong_20_Emphasis"><text:span text:style-name="T89">Lord Shiva, </text:span></text:span><text:span text:style-name="Strong_20_Emphasis"><text:span text:style-name="T23">ఇంద్ర -</text:span></text:span><text:span text:style-name="Strong_20_Emphasis"><text:span text:style-name="T89"> Indra, </text:span></text:span><text:span text:style-name="Strong_20_Emphasis"><text:span text:style-name="T23">వనిత - </text:span></text:span><text:span text:style-name="Strong_20_Emphasis"><text:span text:style-name="T90">loved wife (or) woman</text:span></text:span><text:span text:style-name="Strong_20_Emphasis"><text:span text:style-name="T89">, </text:span></text:span><text:span text:style-name="Strong_20_Emphasis"><text:span text:style-name="T23">అభి -</text:span></text:span><text:span text:style-name="Strong_20_Emphasis"><text:span text:style-name="T89"> to (or) towards, </text:span></text:span><text:span text:style-name="Strong_20_Emphasis"><text:span text:style-name="T23">అర్చితే -</text:span></text:span><text:span text:style-name="Strong_20_Emphasis"><text:span text:style-name="T89"> worshipped, </text:span></text:span></text:p><text:p text:style-name="P6"><text:span text:style-name="Strong_20_Emphasis"><text:span text:style-name="T23">వృషశైల - </text:span></text:span><text:span text:style-name="Strong_20_Emphasis"><text:span text:style-name="T91">Vrishabadri hill, </text:span></text:span><text:span text:style-name="Strong_20_Emphasis"><text:span text:style-name="T24">నాద - </text:span></text:span><text:span text:style-name="Strong_20_Emphasis"><text:span text:style-name="T91">Lord, </text:span></text:span><text:span text:style-name="Strong_20_Emphasis"><text:span text:style-name="T24">థయితే - </text:span></text:span><text:span text:style-name="Strong_20_Emphasis"><text:span text:style-name="T91">beloved (or) dear, </text:span></text:span></text:p><text:p text:style-name="P6"><text:span text:style-name="Strong_20_Emphasis"><text:span text:style-name="T24">దయా - </text:span></text:span><text:span text:style-name="Strong_20_Emphasis"><text:span text:style-name="T91">compassion, </text:span></text:span><text:span text:style-name="Strong_20_Emphasis"><text:span text:style-name="T24">నిధి -</text:span></text:span><text:span text:style-name="Strong_20_Emphasis"><text:span text:style-name="T93"> treasure</text:span></text:span><text:span text:style-name="Strong_20_Emphasis"><text:span text:style-name="T119">]</text:span></text:span></text:p><text:p text:style-name="P6"><text:span text:style-name="Strong_20_Emphasis"><text:span text:style-name="T87"/></text:span></text:p><text:p text:style-name="P6"><text:span text:style-name="Strong_20_Emphasis"><text:span text:style-name="T119"/></text:span></text:p><text:p text:style-name="P6"><text:span text:style-name="Strong_20_Emphasis"><text:span text:style-name="T119"/></text:span></text:p><text:p text:style-name="P6"><text:span text:style-name="Strong_20_Emphasis"><text:span text:style-name="T119">“</text:span></text:span><text:span text:style-name="Strong_20_Emphasis"><text:span text:style-name="T121">(</text:span></text:span><text:span text:style-name="Strong_20_Emphasis"><text:span text:style-name="T122">Salutations to Shri Maha Lakshmi</text:span></text:span><text:span text:style-name="Strong_20_Emphasis"><text:span text:style-name="T121">)</text:span></text:span><text:span text:style-name="Strong_20_Emphasis"><text:span text:style-name="T95"> </text:span></text:span><text:span text:style-name="Strong_20_Emphasis"><text:span text:style-name="T98">The </text:span></text:span><text:span text:style-name="Strong_20_Emphasis"><text:span text:style-name="T95">one with</text:span></text:span><text:span text:style-name="Strong_20_Emphasis"><text:span text:style-name="T91"> beautiful lotus li</text:span></text:span><text:span text:style-name="Strong_20_Emphasis"><text:span text:style-name="T92">k</text:span></text:span><text:span text:style-name="Strong_20_Emphasis"><text:span text:style-name="T91">e eyes, </text:span></text:span><text:span text:style-name="Strong_20_Emphasis"><text:span text:style-name="T92">with a face like pleasant moon. </text:span></text:span><text:span text:style-name="Strong_20_Emphasis"><text:span text:style-name="T97">Who is</text:span></text:span><text:span text:style-name="Strong_20_Emphasis"><text:span text:style-name="T92"> worshipped by the wives of Lord Brahma, Shiva &amp; Indra. </text:span></text:span><text:span text:style-name="Strong_20_Emphasis"><text:span text:style-name="T96">W</text:span></text:span><text:span text:style-name="Strong_20_Emphasis"><text:span text:style-name="T92">ho is like </text:span></text:span><text:span text:style-name="Strong_20_Emphasis"><text:span text:style-name="T96">a treasure house</text:span></text:span><text:span text:style-name="Strong_20_Emphasis"><text:span text:style-name="T92"> of compassion. </text:span></text:span><text:span text:style-name="Strong_20_Emphasis"><text:span text:style-name="T94">May this be an auspicious dawn to </text:span></text:span><text:span text:style-name="Strong_20_Emphasis"><text:span text:style-name="T95">the</text:span></text:span><text:span text:style-name="Strong_20_Emphasis"><text:span text:style-name="T92"> beloved wife of the Lord of Vrishabhadri hill</text:span></text:span><text:span text:style-name="Strong_20_Emphasis"><text:span text:style-name="T119">”</text:span></text:span></text:p></draw:text-box></draw:frame><text:soft-page-break/><text:span text:style-name="Strong_20_Emphasis"><text:span text:style-name="T2"/></text:span></text:p>
      <text:p text:style-name="P1"><draw:frame draw:style-name="fr2" draw:name="Frame4" text:anchor-type="paragraph" svg:x="-0.893cm" svg:y="0.201cm" svg:width="19.142cm" svg:height="26.213cm" draw:z-index="4"><draw:text-box><text:p text:style-name="P19"/><text:p text:style-name="P19"/><text:p text:style-name="P7"><text:span text:style-name="Strong_20_Emphasis"><text:span text:style-name="T6">* అత్ర్యాధిసప్తఋషయస్య ముపాస్య సంధ్యాం</text:span></text:span></text:p><text:p text:style-name="P7"><text:span text:style-name="Strong_20_Emphasis"><text:span text:style-name="T6">ఆకాశ సింధు కమలాని మనోహరాణి</text:span></text:span></text:p><text:p text:style-name="P7"><text:span text:style-name="Strong_20_Emphasis"><text:span text:style-name="T6">ఆదాయ పాదయుగ మర్చయితుం ప్రపన్నాః</text:span></text:span></text:p><text:p text:style-name="P7"><text:span text:style-name="Strong_20_Emphasis"><text:span text:style-name="T6">శేషాద్రి శేఖర విభో తవ సుప్రభాతమ్‌ ॥ </text:span></text:span><text:span text:style-name="Strong_20_Emphasis"><text:span text:style-name="T5">5 </text:span></text:span><text:span text:style-name="Strong_20_Emphasis"><text:span text:style-name="T6">॥</text:span></text:span></text:p><text:p text:style-name="P7"><text:span text:style-name="Strong_20_Emphasis"><text:span text:style-name="T116"/></text:span></text:p><text:p text:style-name="P7"><text:span text:style-name="Strong_20_Emphasis"><text:span text:style-name="T116"/></text:span></text:p><text:p text:style-name="P7"><text:span text:style-name="Strong_20_Emphasis"><text:span text:style-name="T116"/></text:span></text:p><text:p text:style-name="P7"><text:span text:style-name="Strong_20_Emphasis"><text:span text:style-name="T116">[</text:span></text:span><text:span text:style-name="Strong_20_Emphasis"><text:span text:style-name="T27">అత్రి -</text:span></text:span><text:span text:style-name="Strong_20_Emphasis"><text:span text:style-name="T57"> </text:span></text:span><text:span text:style-name="Strong_20_Emphasis"><text:span text:style-name="T58">Sage Atri, </text:span></text:span><text:span text:style-name="Strong_20_Emphasis"><text:span text:style-name="T26">ఆది -</text:span></text:span><text:span text:style-name="Strong_20_Emphasis"><text:span text:style-name="T58"> and others, </text:span></text:span><text:span text:style-name="Strong_20_Emphasis"><text:span text:style-name="T26">సప్త - </text:span></text:span><text:span text:style-name="Strong_20_Emphasis"><text:span text:style-name="T58">seven, </text:span></text:span><text:span text:style-name="Strong_20_Emphasis"><text:span text:style-name="T26">ఋషి -</text:span></text:span><text:span text:style-name="Strong_20_Emphasis"><text:span text:style-name="T58"> sage, </text:span></text:span></text:p><text:p text:style-name="P11"><text:span text:style-name="Strong_20_Emphasis"><text:span text:style-name="T26">సముపాస్ -</text:span></text:span><text:span text:style-name="Strong_20_Emphasis"><text:span text:style-name="T58"> </text:span></text:span><text:span text:style-name="Strong_20_Emphasis"><text:span text:style-name="T66">undertaken (or) attained</text:span></text:span><text:span text:style-name="Strong_20_Emphasis"><text:span text:style-name="T58">, </text:span></text:span></text:p><text:p text:style-name="P11"><text:span text:style-name="Strong_20_Emphasis"><text:span text:style-name="T26">సంధ్యాం - </text:span></text:span><text:span text:style-name="Strong_20_Emphasis"><text:span text:style-name="T58">Sandya vandanam(prayers durng the junction of day &amp; night), </text:span></text:span></text:p><text:p text:style-name="P10"><text:span text:style-name="Strong_20_Emphasis"><text:span text:style-name="T26">ఆకాశ సింధు - </text:span></text:span><text:span text:style-name="Strong_20_Emphasis"><text:span text:style-name="T35">heavenly</text:span></text:span><text:span text:style-name="Strong_20_Emphasis"><text:span text:style-name="T74"> Ganga</text:span></text:span><text:span text:style-name="Strong_20_Emphasis"><text:span text:style-name="T58">, </text:span></text:span><text:span text:style-name="Strong_20_Emphasis"><text:span text:style-name="T26">కమలాని - </text:span></text:span><text:span text:style-name="Strong_20_Emphasis"><text:span text:style-name="T58">lotus, </text:span></text:span></text:p><text:p text:style-name="P10"><text:span text:style-name="Strong_20_Emphasis"><text:span text:style-name="T26">మనోహరాణి - </text:span></text:span><text:span text:style-name="Strong_20_Emphasis"><text:span text:style-name="T58">beautiful (or) charming, </text:span></text:span><text:span text:style-name="Strong_20_Emphasis"><text:span text:style-name="T26">ఆదాయ - </text:span></text:span><text:span text:style-name="Strong_20_Emphasis"><text:span text:style-name="T59">taking (or) having taken, </text:span></text:span><text:span text:style-name="Strong_20_Emphasis"><text:span text:style-name="T25">పాద - </text:span></text:span><text:span text:style-name="Strong_20_Emphasis"><text:span text:style-name="T59">feet, </text:span></text:span></text:p><text:p text:style-name="P9"><text:span text:style-name="Strong_20_Emphasis"><text:span text:style-name="T25">యుగ - </text:span></text:span><text:span text:style-name="Strong_20_Emphasis"><text:span text:style-name="T59">pair, </text:span></text:span><text:span text:style-name="Strong_20_Emphasis"><text:span text:style-name="T25">అర్చ -</text:span></text:span><text:span text:style-name="Strong_20_Emphasis"><text:span text:style-name="T59"> worship, </text:span></text:span><text:span text:style-name="Strong_20_Emphasis"><text:span text:style-name="T25">ప్రపన్నాః - </text:span></text:span><text:span text:style-name="Strong_20_Emphasis"><text:span text:style-name="T59">surrendered (or) seeking protection, </text:span></text:span></text:p><text:p text:style-name="P8"><text:span text:style-name="Strong_20_Emphasis"><text:span text:style-name="T25">శేషాద్రి - </text:span></text:span><text:span text:style-name="Strong_20_Emphasis"><text:span text:style-name="T59">Seshadri hills, </text:span></text:span><text:span text:style-name="Strong_20_Emphasis"><text:span text:style-name="T25">శేఖర <text:s/>- </text:span></text:span><text:span text:style-name="Strong_20_Emphasis"><text:span text:style-name="T59">peak (or) summit, </text:span></text:span></text:p><text:p text:style-name="P8"><text:span text:style-name="Strong_20_Emphasis"><text:span text:style-name="T25">విభో - </text:span></text:span><text:span text:style-name="Strong_20_Emphasis"><text:span text:style-name="T59">lord (or) all-penetrating, </text:span></text:span><text:span text:style-name="Strong_20_Emphasis"><text:span text:style-name="T25">తవ - </text:span></text:span><text:span text:style-name="Strong_20_Emphasis"><text:span text:style-name="T59">yours, </text:span></text:span><text:span text:style-name="Strong_20_Emphasis"><text:span text:style-name="T25">సుప్రభాతమ్‌ - </text:span></text:span><text:span text:style-name="Strong_20_Emphasis"><text:span text:style-name="T59">auspicious dawn</text:span></text:span><text:span text:style-name="Strong_20_Emphasis"><text:span text:style-name="T116">]</text:span></text:span></text:p><text:p text:style-name="P7"><text:span text:style-name="Strong_20_Emphasis"><text:span text:style-name="T116"/></text:span></text:p><text:p text:style-name="P7"><text:span text:style-name="Strong_20_Emphasis"><text:span text:style-name="T116"/></text:span></text:p><text:p text:style-name="P7"><text:span text:style-name="Strong_20_Emphasis"><text:span text:style-name="T116"/></text:span></text:p><text:p text:style-name="P7"><text:span text:style-name="Strong_20_Emphasis"><text:span text:style-name="T116">“</text:span></text:span><text:span text:style-name="Strong_20_Emphasis"><text:span text:style-name="T117">(Salutations to </text:span></text:span><text:span text:style-name="Strong_20_Emphasis"><text:span text:style-name="T118">Shri Govinda</text:span></text:span><text:span text:style-name="Strong_20_Emphasis"><text:span text:style-name="T117">)</text:span></text:span><text:span text:style-name="Strong_20_Emphasis"><text:span text:style-name="T60"> when the night is meeting the day, sage Atri &amp; other 7 sages </text:span></text:span><text:span text:style-name="Strong_20_Emphasis"><text:span text:style-name="T67">have completed their</text:span></text:span><text:span text:style-name="Strong_20_Emphasis"><text:span text:style-name="T60"> morning prayers(Sandya Vandanam) </text:span></text:span><text:span text:style-name="Strong_20_Emphasis"><text:span text:style-name="T69">and </text:span></text:span><text:span text:style-name="Strong_20_Emphasis"><text:span text:style-name="T68">have taken the </text:span></text:span><text:span text:style-name="Strong_20_Emphasis"><text:span text:style-name="T60">beautiful lotuses </text:span></text:span><text:span text:style-name="Strong_20_Emphasis"><text:span text:style-name="T75">blossomed in the heavenly</text:span></text:span><text:span text:style-name="Strong_20_Emphasis"><text:span text:style-name="T60"> Ganga, </text:span></text:span><text:span text:style-name="Strong_20_Emphasis"><text:span text:style-name="T70">for worshipping</text:span></text:span><text:span text:style-name="Strong_20_Emphasis"><text:span text:style-name="T60"> </text:span></text:span><text:span text:style-name="Strong_20_Emphasis"><text:span text:style-name="T73">and</text:span></text:span><text:span text:style-name="Strong_20_Emphasis"><text:span text:style-name="T71"> </text:span></text:span><text:span text:style-name="Strong_20_Emphasis"><text:span text:style-name="T72">surrendering themselves at thy </text:span></text:span><text:span text:style-name="Strong_20_Emphasis"><text:span text:style-name="T73">lotus </text:span></text:span><text:span text:style-name="Strong_20_Emphasis"><text:span text:style-name="T72">feet</text:span></text:span><text:span text:style-name="Strong_20_Emphasis"><text:span text:style-name="T60">. </text:span></text:span><text:span text:style-name="Strong_20_Emphasis"><text:span text:style-name="T94">May this be an auspicious dawn to</text:span></text:span><text:span text:style-name="Strong_20_Emphasis"><text:span text:style-name="T60"> the mighty lord, </text:span></text:span><text:span text:style-name="Strong_20_Emphasis"><text:span text:style-name="T61">who resides on the peak of</text:span></text:span><text:span text:style-name="Strong_20_Emphasis"><text:span text:style-name="T60"> Seshadri hill</text:span></text:span><text:span text:style-name="Strong_20_Emphasis"><text:span text:style-name="T116">”</text:span></text:span></text:p></draw:text-box></draw:frame><text:soft-page-break/><text:span text:style-name="Strong_20_Emphasis"><text:span text:style-name="T113"/></text:span></text:p>
      <text:p text:style-name="P17"><draw:frame draw:style-name="fr1" draw:name="Frame5" text:anchor-type="paragraph" svg:x="-0.893cm" svg:y="-0.931cm" svg:width="18.812cm" draw:z-index="5"><draw:text-box fo:min-height="27.755cm"><text:p text:style-name="P19"/><text:p text:style-name="P19"/><text:p text:style-name="P12"><text:span text:style-name="Strong_20_Emphasis"><text:span text:style-name="T6"/></text:span></text:p><text:p text:style-name="P12"><text:span text:style-name="Strong_20_Emphasis"><text:span text:style-name="T6">* పంచాన నాబ్జభవ షణ్ముఖ వాసవాద్యా</text:span></text:span><text:span text:style-name="Strong_20_Emphasis"><text:span text:style-name="T4">:</text:span></text:span></text:p><text:p text:style-name="P12"><text:span text:style-name="Strong_20_Emphasis"><text:span text:style-name="T6">త్రైవిక్రమాది చరితం విబుధాః స్తువంతి</text:span></text:span></text:p><text:p text:style-name="P12"><text:span text:style-name="Strong_20_Emphasis"><text:span text:style-name="T6">భాషాపతిః పఠతి వాసరశుద్ధిమారాత్‌</text:span></text:span></text:p><text:p text:style-name="P12"><text:span text:style-name="Strong_20_Emphasis"><text:span text:style-name="T6">శేషాద్రి శేఖరవిభో తవ సుప్రభాతమ్‌ ॥ </text:span></text:span><text:span text:style-name="Strong_20_Emphasis"><text:span text:style-name="T5">6 </text:span></text:span><text:span text:style-name="Strong_20_Emphasis"><text:span text:style-name="T6">॥</text:span></text:span></text:p><text:p text:style-name="P12"><text:span text:style-name="Strong_20_Emphasis"><text:span text:style-name="T123"/></text:span></text:p><text:p text:style-name="P12"><text:span text:style-name="Strong_20_Emphasis"><text:span text:style-name="T123"/></text:span></text:p><text:p text:style-name="P12"><text:span text:style-name="Strong_20_Emphasis"><text:span text:style-name="T123"/></text:span></text:p><text:p text:style-name="P12"><text:span text:style-name="Strong_20_Emphasis"><text:span text:style-name="T123">[</text:span></text:span><text:span text:style-name="Strong_20_Emphasis"><text:span text:style-name="T28">పంచ - </text:span></text:span><text:span text:style-name="Strong_20_Emphasis"><text:span text:style-name="T101">five, </text:span></text:span><text:span text:style-name="Strong_20_Emphasis"><text:span text:style-name="T29">ఆనన -</text:span></text:span><text:span text:style-name="Strong_20_Emphasis"><text:span text:style-name="T101"> face</text:span></text:span><text:span text:style-name="Strong_20_Emphasis"><text:span text:style-name="T100">, </text:span></text:span><text:span text:style-name="Strong_20_Emphasis"><text:span text:style-name="T29">అబ్జ -</text:span></text:span><text:span text:style-name="Strong_20_Emphasis"><text:span text:style-name="T101"> lotus, </text:span></text:span><text:span text:style-name="Strong_20_Emphasis"><text:span text:style-name="T29">భవ - </text:span></text:span><text:span text:style-name="Strong_20_Emphasis"><text:span text:style-name="T101">to exist (or) abide, </text:span></text:span></text:p><text:p text:style-name="P12"><text:span text:style-name="Strong_20_Emphasis"><text:span text:style-name="T29">షట్ -</text:span></text:span><text:span text:style-name="Strong_20_Emphasis"><text:span text:style-name="T101"> six, </text:span></text:span><text:span text:style-name="Strong_20_Emphasis"><text:span text:style-name="T29">ముఖ -</text:span></text:span><text:span text:style-name="Strong_20_Emphasis"><text:span text:style-name="T101"> face</text:span></text:span><text:span text:style-name="Strong_20_Emphasis"><text:span text:style-name="T100">, </text:span></text:span><text:span text:style-name="Strong_20_Emphasis"><text:span text:style-name="T28">వాసవ - </text:span></text:span><text:span text:style-name="Strong_20_Emphasis"><text:span text:style-name="T100">Indra</text:span></text:span><text:span text:style-name="Strong_20_Emphasis"><text:span text:style-name="T101">(as related to the 8 vasu’s), </text:span></text:span></text:p><text:p text:style-name="P12"><text:span text:style-name="Strong_20_Emphasis"><text:span text:style-name="T29">ఆది -</text:span></text:span><text:span text:style-name="Strong_20_Emphasis"><text:span text:style-name="T101"> and other, </text:span></text:span><text:span text:style-name="Strong_20_Emphasis"><text:span text:style-name="T29">త్రైవిక్రమ - </text:span></text:span><text:span text:style-name="Strong_20_Emphasis"><text:span text:style-name="T102">Trivikrama</text:span></text:span><text:span text:style-name="Strong_20_Emphasis"><text:span text:style-name="T110">(</text:span></text:span><text:span text:style-name="Strong_20_Emphasis"><text:span text:style-name="T102">the incarnation of Shri Maha Vishnu as </text:span></text:span><text:span text:style-name="Strong_20_Emphasis"><text:span text:style-name="T111">V</text:span></text:span><text:span text:style-name="Strong_20_Emphasis"><text:span text:style-name="T102">amana, who covered the 3 worlds with his 3 steps</text:span></text:span><text:span text:style-name="Strong_20_Emphasis"><text:span text:style-name="T110">)</text:span></text:span><text:span text:style-name="Strong_20_Emphasis"><text:span text:style-name="T102">, </text:span></text:span></text:p><text:p text:style-name="P12"><text:span text:style-name="Strong_20_Emphasis"><text:span text:style-name="T29">ఆది - </text:span></text:span><text:span text:style-name="Strong_20_Emphasis"><text:span text:style-name="T102">and other, </text:span></text:span><text:span text:style-name="Strong_20_Emphasis"><text:span text:style-name="T30">చరితం - </text:span></text:span><text:span text:style-name="Strong_20_Emphasis"><text:span text:style-name="T103">deeds (or) biography, </text:span></text:span></text:p><text:p text:style-name="P13"><text:span text:style-name="Strong_20_Emphasis"><text:span text:style-name="T31">విబుధాః - </text:span></text:span><text:span text:style-name="Strong_20_Emphasis"><text:span text:style-name="T102">wise man (or) god</text:span></text:span><text:span text:style-name="Strong_20_Emphasis"><text:span text:style-name="T112">(</text:span></text:span><text:span text:style-name="Strong_20_Emphasis"><text:span text:style-name="T102">here, referring to the other incarnations of Vishnu</text:span></text:span><text:span text:style-name="Strong_20_Emphasis"><text:span text:style-name="T112">)</text:span></text:span><text:span text:style-name="Strong_20_Emphasis"><text:span text:style-name="T102">, </text:span></text:span><text:span text:style-name="Strong_20_Emphasis"><text:span text:style-name="T44">స్తువాన్</text:span></text:span><text:span text:style-name="Strong_20_Emphasis"><text:span text:style-name="T102"> - </text:span></text:span><text:span text:style-name="Strong_20_Emphasis"><text:span text:style-name="T104">praising, </text:span></text:span><text:span text:style-name="Strong_20_Emphasis"><text:span text:style-name="T32">భాషా - </text:span></text:span><text:span text:style-name="Strong_20_Emphasis"><text:span text:style-name="T105">speech, </text:span></text:span><text:span text:style-name="Strong_20_Emphasis"><text:span text:style-name="T33">పతిః - </text:span></text:span><text:span text:style-name="Strong_20_Emphasis"><text:span text:style-name="T105">lord, </text:span></text:span><text:span text:style-name="Strong_20_Emphasis"><text:span text:style-name="T33">పఠతి - </text:span></text:span><text:span text:style-name="Strong_20_Emphasis"><text:span text:style-name="T105">recite, </text:span></text:span></text:p><text:p text:style-name="P13"><text:span text:style-name="Strong_20_Emphasis"><text:span text:style-name="T33">వాసర - </text:span></text:span><text:span text:style-name="Strong_20_Emphasis"><text:span text:style-name="T106">day, </text:span></text:span><text:span text:style-name="Strong_20_Emphasis"><text:span text:style-name="T34">శుద్ధి - </text:span></text:span><text:span text:style-name="Strong_20_Emphasis"><text:span text:style-name="T144">Mean heliocentric position; for superior planets </text:span></text:span><text:span text:style-name="Strong_20_Emphasis"><text:span text:style-name="T145">(or)</text:span></text:span><text:span text:style-name="Strong_20_Emphasis"><text:span text:style-name="T144"> mean position of the Sun</text:span></text:span><text:span text:style-name="Strong_20_Emphasis"><text:span text:style-name="T152"> </text:span></text:span><text:span text:style-name="Strong_20_Emphasis"><text:span text:style-name="T143">(referring to Panchangam)</text:span></text:span><text:span text:style-name="Strong_20_Emphasis"><text:span text:style-name="T106">, </text:span></text:span></text:p><text:p text:style-name="P13"><text:span text:style-name="Strong_20_Emphasis"><text:span text:style-name="T34">ఆర్ -</text:span></text:span><text:span text:style-name="Strong_20_Emphasis"><text:span text:style-name="T106"> near </text:span></text:span><text:span text:style-name="Strong_20_Emphasis"><text:span text:style-name="T108">(or) to</text:span></text:span><text:span text:style-name="Strong_20_Emphasis"><text:span text:style-name="T106">, </text:span></text:span><text:span text:style-name="Strong_20_Emphasis"><text:span text:style-name="T25">శేషాద్రి - </text:span></text:span><text:span text:style-name="Strong_20_Emphasis"><text:span text:style-name="T59">Seshadri hills, </text:span></text:span><text:span text:style-name="Strong_20_Emphasis"><text:span text:style-name="T25">శేఖర <text:s/>- </text:span></text:span><text:span text:style-name="Strong_20_Emphasis"><text:span text:style-name="T59">peak (or) summit, </text:span></text:span></text:p><text:p text:style-name="P13"><text:span text:style-name="Strong_20_Emphasis"><text:span text:style-name="T25">విభో - </text:span></text:span><text:span text:style-name="Strong_20_Emphasis"><text:span text:style-name="T59">lord (or) all-penetrating, </text:span></text:span><text:span text:style-name="Strong_20_Emphasis"><text:span text:style-name="T25">తవ - </text:span></text:span><text:span text:style-name="Strong_20_Emphasis"><text:span text:style-name="T59">yours, </text:span></text:span><text:span text:style-name="Strong_20_Emphasis"><text:span text:style-name="T25">సుప్రభాతమ్‌ - </text:span></text:span><text:span text:style-name="Strong_20_Emphasis"><text:span text:style-name="T59">auspicious dawn</text:span></text:span><text:span text:style-name="Strong_20_Emphasis"><text:span text:style-name="T123">]</text:span></text:span></text:p><text:p text:style-name="P12"><text:span text:style-name="Strong_20_Emphasis"><text:span text:style-name="T123"/></text:span></text:p><text:p text:style-name="P12"><text:span text:style-name="Strong_20_Emphasis"><text:span text:style-name="T123"/></text:span></text:p><text:p text:style-name="P12"><text:span text:style-name="Strong_20_Emphasis"><text:span text:style-name="T123"/></text:span></text:p><text:p text:style-name="P12"><text:span text:style-name="Strong_20_Emphasis"><text:span text:style-name="T123"/></text:span></text:p><text:p text:style-name="P31"><text:span text:style-name="Strong_20_Emphasis"><text:span text:style-name="T123">“</text:span></text:span><text:span text:style-name="Strong_20_Emphasis"><text:span text:style-name="T117">(Salutations to </text:span></text:span><text:span text:style-name="Strong_20_Emphasis"><text:span text:style-name="T118">Shri Govinda</text:span></text:span><text:span text:style-name="Strong_20_Emphasis"><text:span text:style-name="T117">) </text:span></text:span><text:span text:style-name="Strong_20_Emphasis"><text:span text:style-name="T107">The 5 headed Rudra, lotus seated Brahma, the 6 headed Subramanya, Indra and other gods are praising your deeds done in Trivikrama and other incarnations. </text:span></text:span><text:span text:style-name="Strong_20_Emphasis"><text:span text:style-name="T108">Bruhaspathi(Lord of Languages), who is the Purohita of Gods is reciting the day’s panchangam to you. </text:span></text:span><text:span text:style-name="Strong_20_Emphasis"><text:span text:style-name="T109">May this </text:span></text:span><text:span text:style-name="Strong_20_Emphasis"><text:span text:style-name="T94">be an auspicious dawn to</text:span></text:span><text:span text:style-name="Strong_20_Emphasis"><text:span text:style-name="T60"> the mighty lord, </text:span></text:span><text:span text:style-name="Strong_20_Emphasis"><text:span text:style-name="T61">who resides on the peak of</text:span></text:span><text:span text:style-name="Strong_20_Emphasis"><text:span text:style-name="T60"> Seshadri hill</text:span></text:span><text:span text:style-name="Strong_20_Emphasis"><text:span text:style-name="T123">”</text:span></text:span></text:p></draw:text-box></draw:frame><text:soft-page-break/><text:span text:style-name="Strong_20_Emphasis"><text:span text:style-name="T113"/></text:span></text:p>
      <text:p text:style-name="P1"><draw:frame draw:style-name="fr1" draw:name="Frame6" text:anchor-type="paragraph" svg:x="-0.972cm" svg:y="-0.441cm" svg:width="18.971cm" draw:z-index="6"><draw:text-box fo:min-height="27.226cm"><text:p text:style-name="P19"/><text:p text:style-name="P19"/><text:p text:style-name="P19"/><text:p text:style-name="P14"><text:span text:style-name="Strong_20_Emphasis"><text:span text:style-name="T6">* ఈషత్ర్పఫుల్ల సరసీరుహ నారికేళ</text:span></text:span></text:p><text:p text:style-name="P14"><text:span text:style-name="Strong_20_Emphasis"><text:span text:style-name="T6">పూగద్రుమాది సుమనోహర పాళికానాం</text:span></text:span></text:p><text:p text:style-name="P14"><text:span text:style-name="Strong_20_Emphasis"><text:span text:style-name="T6">ఆవాతి మందమనిల స్సహ దివ్యగంధైః</text:span></text:span></text:p><text:p text:style-name="P14"><text:span text:style-name="Strong_20_Emphasis"><text:span text:style-name="T6">శేషాద్రి శేఖరవిభో తవ సుప్రభాతమ్‌ ॥ </text:span></text:span><text:span text:style-name="Strong_20_Emphasis"><text:span text:style-name="T5">7 </text:span></text:span><text:span text:style-name="Strong_20_Emphasis"><text:span text:style-name="T6">॥</text:span></text:span></text:p><text:p text:style-name="P14"><text:span text:style-name="Strong_20_Emphasis"><text:span text:style-name="T6"/></text:span></text:p><text:p text:style-name="P30"><text:span text:style-name="Strong_20_Emphasis"><text:span text:style-name="T149">[</text:span></text:span><text:span text:style-name="Strong_20_Emphasis"><text:span text:style-name="T36">ఈషత్ - </text:span></text:span><text:span text:style-name="Strong_20_Emphasis"><text:span text:style-name="T146">a little, </text:span></text:span><text:span text:style-name="Strong_20_Emphasis"><text:span text:style-name="T150">ప్రఫుల</text:span></text:span><text:span text:style-name="Strong_20_Emphasis"><text:span text:style-name="T146"> - bloomed forth, </text:span></text:span><text:span text:style-name="Strong_20_Emphasis"><text:span text:style-name="T36">సరసీరుహ - </text:span></text:span><text:span text:style-name="Strong_20_Emphasis"><text:span text:style-name="T146">growing in a lake or pond(lotus), </text:span></text:span><text:span text:style-name="Strong_20_Emphasis"><text:span text:style-name="T36">నారికేళ - </text:span></text:span><text:span text:style-name="Strong_20_Emphasis"><text:span text:style-name="T146">coconut, </text:span></text:span><text:span text:style-name="Strong_20_Emphasis"><text:span text:style-name="T36">పూగ - </text:span></text:span><text:span text:style-name="Strong_20_Emphasis"><text:span text:style-name="T146">beetle nut, </text:span></text:span><text:span text:style-name="Strong_20_Emphasis"><text:span text:style-name="T36">ద్రుమ - </text:span></text:span><text:span text:style-name="Strong_20_Emphasis"><text:span text:style-name="T146">trees, </text:span></text:span><text:span text:style-name="Strong_20_Emphasis"><text:span text:style-name="T29">ఆది - </text:span></text:span><text:span text:style-name="Strong_20_Emphasis"><text:span text:style-name="T147">and other, </text:span></text:span><text:span text:style-name="Strong_20_Emphasis"><text:span text:style-name="T37">సుమనోహర <text:s/>- </text:span></text:span><text:span text:style-name="Strong_20_Emphasis"><text:span text:style-name="T147">charming, </text:span></text:span><text:span text:style-name="Strong_20_Emphasis"><text:span text:style-name="T37">పాళికానాం - </text:span></text:span><text:span text:style-name="Strong_20_Emphasis"><text:span text:style-name="T146">margin (or) edge, </text:span></text:span><text:span text:style-name="Strong_20_Emphasis"><text:span text:style-name="T150">ఆవా - </text:span></text:span><text:span text:style-name="Strong_20_Emphasis"><text:span text:style-name="T147">to blow towards or upon, </text:span></text:span><text:span text:style-name="Strong_20_Emphasis"><text:span text:style-name="T37">మంద - </text:span></text:span><text:span text:style-name="Strong_20_Emphasis"><text:span text:style-name="T148">slow (or) gentle, </text:span></text:span><text:span text:style-name="Strong_20_Emphasis"><text:span text:style-name="T38">అనిల -</text:span></text:span><text:span text:style-name="Strong_20_Emphasis"><text:span text:style-name="T148"> air (or) breeze, </text:span></text:span><text:span text:style-name="Strong_20_Emphasis"><text:span text:style-name="T38">స్సహ - </text:span></text:span><text:span text:style-name="Strong_20_Emphasis"><text:span text:style-name="T148">along with, </text:span></text:span></text:p><text:p text:style-name="P30"><text:span text:style-name="Strong_20_Emphasis"><text:span text:style-name="T38">దివ్య - </text:span></text:span><text:span text:style-name="Strong_20_Emphasis"><text:span text:style-name="T148">divine,</text:span></text:span></text:p><text:p text:style-name="P30"><text:span text:style-name="Strong_20_Emphasis"><text:span text:style-name="T148"><text:s/></text:span></text:span><text:span text:style-name="Strong_20_Emphasis"><text:span text:style-name="T38">గంధైః - </text:span></text:span><text:span text:style-name="Strong_20_Emphasis"><text:span text:style-name="T148">fragrance, </text:span></text:span><text:span text:style-name="Strong_20_Emphasis"><text:span text:style-name="T25">శేషాద్రి - </text:span></text:span><text:span text:style-name="Strong_20_Emphasis"><text:span text:style-name="T59">Seshadri hills, </text:span></text:span><text:span text:style-name="Strong_20_Emphasis"><text:span text:style-name="T25">శేఖర <text:s/>- </text:span></text:span><text:span text:style-name="Strong_20_Emphasis"><text:span text:style-name="T59">peak (or) summit, </text:span></text:span></text:p><text:p text:style-name="P29"><text:span text:style-name="Strong_20_Emphasis"><text:span text:style-name="T25">విభో - </text:span></text:span><text:span text:style-name="Strong_20_Emphasis"><text:span text:style-name="T59">lord (or) all-penetrating, </text:span></text:span><text:span text:style-name="Strong_20_Emphasis"><text:span text:style-name="T25">తవ - </text:span></text:span><text:span text:style-name="Strong_20_Emphasis"><text:span text:style-name="T59">yours, </text:span></text:span><text:span text:style-name="Strong_20_Emphasis"><text:span text:style-name="T25">సుప్రభాతమ్‌ - </text:span></text:span><text:span text:style-name="Strong_20_Emphasis"><text:span text:style-name="T59">auspicious dawn</text:span></text:span><text:span text:style-name="Strong_20_Emphasis"><text:span text:style-name="T149">]</text:span></text:span></text:p><text:p text:style-name="P32"><text:span text:style-name="Strong_20_Emphasis"><text:span text:style-name="T149"/></text:span></text:p><text:p text:style-name="P32"><text:span text:style-name="Strong_20_Emphasis"><text:span text:style-name="T149"/></text:span></text:p><text:p text:style-name="P32"><text:span text:style-name="Strong_20_Emphasis"><text:span text:style-name="T149">“</text:span></text:span><text:span text:style-name="Strong_20_Emphasis"><text:span text:style-name="T117">(Salutations to </text:span></text:span><text:span text:style-name="Strong_20_Emphasis"><text:span text:style-name="T118">Shri Govinda</text:span></text:span><text:span text:style-name="Strong_20_Emphasis"><text:span text:style-name="T117">) </text:span></text:span><text:span text:style-name="Strong_20_Emphasis"><text:span text:style-name="T76">with the </text:span></text:span><text:span text:style-name="Strong_20_Emphasis"><text:span text:style-name="T80">air filled with </text:span></text:span><text:span text:style-name="Strong_20_Emphasis"><text:span text:style-name="T76">charming and divine frarances from the partly bloomed lotus flowers </text:span></text:span><text:span text:style-name="Strong_20_Emphasis"><text:span text:style-name="T78">on</text:span></text:span><text:span text:style-name="Strong_20_Emphasis"><text:span text:style-name="T76"> the lakes </text:span></text:span><text:span text:style-name="Strong_20_Emphasis"><text:span text:style-name="T77">and from the </text:span></text:span><text:span text:style-name="Strong_20_Emphasis"><text:span text:style-name="T76">coconut, beetle nut trees, </text:span></text:span><text:span text:style-name="Strong_20_Emphasis"><text:span text:style-name="T81">which are</text:span></text:span><text:span text:style-name="Strong_20_Emphasis"><text:span text:style-name="T76"> </text:span></text:span><text:span text:style-name="Strong_20_Emphasis"><text:span text:style-name="T79">beautifully set along</text:span></text:span><text:span text:style-name="Strong_20_Emphasis"><text:span text:style-name="T76"> the </text:span></text:span><text:span text:style-name="Strong_20_Emphasis"><text:span text:style-name="T79">edges of the</text:span></text:span><text:span text:style-name="Strong_20_Emphasis"><text:span text:style-name="T76"> lake, gently blowing towards thee. </text:span></text:span><text:span text:style-name="Strong_20_Emphasis"><text:span text:style-name="T109">May this </text:span></text:span><text:span text:style-name="Strong_20_Emphasis"><text:span text:style-name="T94">be an auspicious dawn to</text:span></text:span><text:span text:style-name="Strong_20_Emphasis"><text:span text:style-name="T60"> the mighty lord, </text:span></text:span><text:span text:style-name="Strong_20_Emphasis"><text:span text:style-name="T61">who resides on the peak of</text:span></text:span><text:span text:style-name="Strong_20_Emphasis"><text:span text:style-name="T60"> Seshadri hill</text:span></text:span><text:span text:style-name="Strong_20_Emphasis"><text:span text:style-name="T149">”</text:span></text:span></text:p></draw:text-box></draw:frame><text:soft-page-break/><text:span text:style-name="Strong_20_Emphasis"><text:span text:style-name="T3"/></text:span></text:p>
      <text:p text:style-name="P1"><draw:frame draw:style-name="fr1" draw:name="Frame7" text:anchor-type="paragraph" svg:x="-0.998cm" svg:y="-0.797cm" svg:width="19.103cm" draw:z-index="7"><draw:text-box fo:min-height="27.623cm"><text:p text:style-name="P19"/><text:p text:style-name="P19"/><text:p text:style-name="P19"/><text:p text:style-name="P15"><text:span text:style-name="Strong_20_Emphasis"><text:span text:style-name="T6">* ఉన్మీల్యనేత్ర యుగముత్తమ పంజరస్థాః</text:span></text:span></text:p><text:p text:style-name="P15"><text:span text:style-name="Strong_20_Emphasis"><text:span text:style-name="T6">పాత్రావశిష్ట కదలీఫల పాయసాని</text:span></text:span></text:p><text:p text:style-name="P15"><text:span text:style-name="Strong_20_Emphasis"><text:span text:style-name="T6">భుక్త్వా సలీలమథ కేళిశుకాః పఠంతి</text:span></text:span></text:p><text:p text:style-name="P15"><text:span text:style-name="Strong_20_Emphasis"><text:span text:style-name="T6">శేషాద్రి శేఖరవిభో తవ సుప్రభాతమ్‌ ॥ </text:span></text:span><text:span text:style-name="Strong_20_Emphasis"><text:span text:style-name="T5">8 </text:span></text:span><text:span text:style-name="Strong_20_Emphasis"><text:span text:style-name="T6">॥</text:span></text:span></text:p></draw:text-box></draw:frame><text:soft-page-break/><text:span text:style-name="Strong_20_Emphasis"><text:span text:style-name="T6"/></text:span></text:p>
      <text:p text:style-name="P18"><draw:frame draw:style-name="fr1" draw:name="Frame8" text:anchor-type="paragraph" svg:x="-0.713cm" svg:y="-0.552cm" svg:width="18.616cm" draw:z-index="8"><draw:text-box fo:min-height="27.086cm"><text:p text:style-name="P19"/><text:p text:style-name="P19"/><text:p text:style-name="P19"/><text:p text:style-name="P33"><text:span text:style-name="Strong_20_Emphasis"><text:span text:style-name="T6"/></text:span></text:p><text:p text:style-name="P33"><text:span text:style-name="Strong_20_Emphasis"><text:span text:style-name="T6">* తంత్రీప్రకర్ష మధురస్వనయా విపంచ్యా</text:span></text:span></text:p><text:p text:style-name="P33"><text:span text:style-name="Strong_20_Emphasis"><text:span text:style-name="T6">గాయన్త్యనంత చరితం తవ నారదో</text:span></text:span><text:span text:style-name="Strong_20_Emphasis"><text:span text:style-name="T5">7</text:span></text:span><text:span text:style-name="Strong_20_Emphasis"><text:span text:style-name="T6">పి</text:span></text:span></text:p><text:p text:style-name="P33"><text:span text:style-name="Strong_20_Emphasis"><text:span text:style-name="T6">భాషాసమగ్ర మసకృత్కర చారురమ్యం</text:span></text:span></text:p><text:p text:style-name="P33"><text:span text:style-name="Strong_20_Emphasis"><text:span text:style-name="T6">శేషాద్రి శేఖరవిభో తవ సుప్రభాతమ్‌ ॥ </text:span></text:span><text:span text:style-name="Strong_20_Emphasis"><text:span text:style-name="T5">9 </text:span></text:span><text:span text:style-name="Strong_20_Emphasis"><text:span text:style-name="T6">॥</text:span></text:span></text:p></draw:text-box></draw:frame><text:soft-page-break/><text:span text:style-name="Strong_20_Emphasis"><text:span text:style-name="T53"/></text:span></text:p>
      <text:p text:style-name="P18"><text:soft-page-break/><text:span text:style-name="Strong_20_Emphasis"><text:span text:style-name="T39"/></text:span></text:p>
      <text:p text:style-name="P1"><text:span text:style-name="Strong_20_Emphasis"><text:span text:style-name="T127"/></text:span></text:p>
      <text:p text:style-name="P3"><text:span text:style-name="Strong_20_Emphasis"><text:span text:style-name="T82"/></text:span></text:p>
      <text:p text:style-name="P3"><text:span text:style-name="Strong_20_Emphasis"><text:span text:style-name="T82"/></text:span></text:p>
      <text:p text:style-name="P3"><text:span text:style-name="Strong_20_Emphasis"><text:span text:style-name="T82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119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116"/></text:span></text:p>
      <text:p text:style-name="P2"><text:span text:style-name="Strong_20_Emphasis"><text:span text:style-name="T6"/></text:span></text:p>
      <text:p text:style-name="P2"><text:soft-page-break/><text:span text:style-name="Strong_20_Emphasis"><text:span text:style-name="T6"/></text:span></text:p>
      <text:p text:style-name="P2"><text:span text:style-name="Strong_20_Emphasis"><text:span text:style-name="T129"/></text:span></text:p>
      <text:p text:style-name="P2"><text:span text:style-name="Strong_20_Emphasis"><text:span text:style-name="T99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>* భృంగావళీచ మకరంద రసానువిద్ధ</text:span></text:span></text:p>
      <text:p text:style-name="P2"><text:span text:style-name="Strong_20_Emphasis"><text:span text:style-name="T6">ఝంకారగీత నినదైః సహ సేవనాయ</text:span></text:span></text:p>
      <text:p text:style-name="P2"><text:span text:style-name="Strong_20_Emphasis"><text:span text:style-name="T6">నిర్యాత్యుపాంత సరసీకమలోదరేభ్యః</text:span></text:span></text:p>
      <text:p text:style-name="P2"><text:span text:style-name="Strong_20_Emphasis"><text:span text:style-name="T6">శేషాద్రి శేఖరవిభో తవ సుప్రభాతమ్‌ ॥ </text:span></text:span><text:span text:style-name="Strong_20_Emphasis"><text:span text:style-name="T5">10 </text:span></text:span><text:span text:style-name="Strong_20_Emphasis"><text:span text:style-name="T6">॥</text:span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1"><text:span text:style-name="Strong_20_Emphasis"><text:span text:style-name="T114"/></text:span></text:p>
      <text:p text:style-name="P2"><text:span text:style-name="Strong_20_Emphasis"><text:span text:style-name="T6"/></text:span></text:p>
      <text:p text:style-name="P1"><text:soft-page-break/><text:span text:style-name="Strong_20_Emphasis"><text:span text:style-name="T6"/></text:span></text:p>
      <text:p text:style-name="P1"><text:span text:style-name="Strong_20_Emphasis"><text:span text:style-name="T1"/></text:span></text:p>
      <text:p text:style-name="P25"><text:line-break/></text:p>
      <text:p text:style-name="P25"><text:span text:style-name="Strong_20_Emphasis"><text:span text:style-name="T6"/></text:span></text:p>
      <text:p text:style-name="P25"><text:span text:style-name="Strong_20_Emphasis"><text:span text:style-name="T6"/></text:span></text:p>
      <text:p text:style-name="P24"><text:span text:style-name="Strong_20_Emphasis"><text:span text:style-name="T6"><text:s text:c="2"/>*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ree Krushnadevaraya" svg:font-family="'Sree Krushnadevaraya'" style:font-pitch="variable"/>
    <style:font-face style:name="Verdana" svg:font-family="Verdana"/>
    <style:font-face style:name="apple-system" svg:font-family="apple-system, blinkmacsystemfont, 'segoe ui', roboto, oxygen-sans, ubuntu, cantarell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20:29:27.997570990</meta:creation-date>
    <dc:date>2023-11-16T20:20:30.262250588</dc:date>
    <meta:editing-duration>PT8H14M45S</meta:editing-duration>
    <meta:editing-cycles>163</meta:editing-cycles>
    <meta:generator>LibreOffice/7.3.7.2$Linux_X86_64 LibreOffice_project/30$Build-2</meta:generator>
    <meta:document-statistic meta:table-count="0" meta:image-count="0" meta:object-count="0" meta:page-count="11" meta:paragraph-count="93" meta:word-count="1194" meta:character-count="6243" meta:non-whitespace-character-count="5083"/>
  </office:meta>
</office:document-meta>
</file>